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7mm"/>
    </style:style>
    <style:style style:name="co2" style:family="table-column">
      <style:table-column-properties fo:break-before="auto" style:column-width="34.84mm"/>
    </style:style>
    <style:style style:name="co3" style:family="table-column">
      <style:table-column-properties fo:break-before="auto" style:column-width="45.09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77.43mm"/>
    </style:style>
    <style:style style:name="co6" style:family="table-column">
      <style:table-column-properties fo:break-before="auto" style:column-width="132.4mm"/>
    </style:style>
    <style:style style:name="co7" style:family="table-column">
      <style:table-column-properties fo:break-before="auto" style:column-width="152.44mm"/>
    </style:style>
    <style:style style:name="co8" style:family="table-column">
      <style:table-column-properties fo:break-before="auto" style:column-width="141.64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33.97mm"/>
    </style:style>
    <style:style style:name="co11" style:family="table-column">
      <style:table-column-properties fo:break-before="auto" style:column-width="28.73mm"/>
    </style:style>
    <style:style style:name="co12" style:family="table-column">
      <style:table-column-properties fo:break-before="auto" style:column-width="28.42mm"/>
    </style:style>
    <style:style style:name="co13" style:family="table-column">
      <style:table-column-properties fo:break-before="auto" style:column-width="19.91mm"/>
    </style:style>
    <style:style style:name="co14" style:family="table-column">
      <style:table-column-properties fo:break-before="auto" style:column-width="23.51mm"/>
    </style:style>
    <style:style style:name="co15" style:family="table-column">
      <style:table-column-properties fo:break-before="auto" style:column-width="24.17mm"/>
    </style:style>
    <style:style style:name="co16" style:family="table-column">
      <style:table-column-properties fo:break-before="auto" style:column-width="17.64mm"/>
    </style:style>
    <style:style style:name="co17" style:family="table-column">
      <style:table-column-properties fo:break-before="auto" style:column-width="20.58mm"/>
    </style:style>
    <style:style style:name="co18" style:family="table-column">
      <style:table-column-properties fo:break-before="auto" style:column-width="51.95mm"/>
    </style:style>
    <style:style style:name="co19" style:family="table-column">
      <style:table-column-properties fo:break-before="auto" style:column-width="31.68mm"/>
    </style:style>
    <style:style style:name="co20" style:family="table-column">
      <style:table-column-properties fo:break-before="auto" style:column-width="53.34mm"/>
    </style:style>
    <style:style style:name="co21" style:family="table-column">
      <style:table-column-properties fo:break-before="auto" style:column-width="250.0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14.4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64mm" fo:break-before="auto" style:use-optimal-row-height="true"/>
    </style:style>
    <style:style style:name="ro5" style:family="table-row">
      <style:table-row-properties style:row-height="8.82mm" fo:break-before="auto" style:use-optimal-row-height="tru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fo:border="0.74pt solid #000000" style:rotation-align="none" style:vertical-align="middl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ffffff" style:diagonal-bl-tr="none" style:diagonal-tl-br="none" fo:border="none" style:rotation-align="none" style:vertical-align="middl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 style:diagonal-bl-tr="none" style:diagonal-tl-br="none" fo:border="0.74pt solid #000000" style:rotation-align="none" style:vertical-align="top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vertical-align="middle"/>
    </style:style>
    <style:style style:name="ce7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 style:vertical-align="middl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 style:vertical-align="middl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fo:border="0.74pt solid #000000" style:rotation-align="none" style:vertical-align="middl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fo:border="none" style:rotation-align="none" style:vertical-align="middl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ff" fo:border="0.06pt solid #000000" style:vertical-align="middle"/>
    </style:style>
    <style:style style:name="ce39" style:family="table-cell" style:parent-style-name="Default">
      <style:table-cell-properties fo:background-color="#ffffff" style:diagonal-bl-tr="none" style:diagonal-tl-br="none" fo:border="0.74pt solid #000000" style:rotation-align="none" style:vertical-align="top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12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 style:vertical-align="middl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4" style:family="table-cell" style:parent-style-name="Default">
      <style:table-cell-properties fo:background-color="#ffffff" style:diagonal-bl-tr="none" style:diagonal-tl-br="none" fo:border="none" style:rotation-align="none" style:vertical-align="middl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5" style:family="table-cell" style:parent-style-name="Default">
      <style:table-cell-properties fo:background-color="#ffffff" style:diagonal-bl-tr="none" style:diagonal-tl-br="none" fo:border="0.74pt solid #000000" style:rotation-align="none" style:vertical-align="top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mm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border="none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rotation-align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2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style:rotation-align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</style:style>
    <style:style style:name="ce57" style:family="table-cell" style:parent-style-name="Default">
      <style:table-cell-properties fo:background-color="#ffffff"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style:use-window-font-color="true"/>
    </style:style>
    <style:style style:name="ce60" style:family="table-cell" style:parent-style-name="Default">
      <style:table-cell-properties fo:background-color="#ffffff" fo:border="none"/>
    </style:style>
    <style:style style:name="ce61" style:family="table-cell" style:parent-style-name="Default">
      <style:table-cell-properties fo:background-color="#ffffff" style:vertical-align="top"/>
    </style:style>
    <style:style style:name="ce62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64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65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8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6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70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bold" style:font-weight-asian="bold" style:font-weight-complex="bold"/>
    </style:style>
    <style:style style:name="T1" style:family="text">
      <style:text-properties style:text-position="33% 58%"/>
    </style:style>
    <style:style style:name="T2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enDataLayer Vocabulary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56"/>
        <table:table-column table:style-name="co7" table:default-cell-style-name="ce56"/>
        <table:table-column table:style-name="co8" table:default-cell-style-name="ce3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9" table:number-columns-repeated="5" table:default-cell-style-name="ce52"/>
        <table:table-column table:style-name="co12" table:default-cell-style-name="ce52"/>
        <table:table-column table:style-name="co9" table:number-columns-repeated="11" table:default-cell-style-name="ce52"/>
        <table:table-column table:style-name="co13" table:number-columns-repeated="2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number-columns-repeated="2" table:default-cell-style-name="ce52"/>
        <table:table-column table:style-name="co16" table:default-cell-style-name="ce52"/>
        <table:table-column table:style-name="co9" table:number-columns-repeated="986" table:default-cell-style-name="ce52"/>
        <table:table-row table:style-name="ro1">
          <table:table-cell table:style-name="ce25" office:value-type="string" calcext:value-type="string" table:number-columns-spanned="8" table:number-rows-spanned="1">
            <text:p>OpenDataLayer</text:p>
          </table:table-cell>
          <table:covered-table-cell table:number-columns-repeated="4" table:style-name="ce36"/>
          <table:covered-table-cell table:number-columns-repeated="2" table:style-name="ce47"/>
          <table:covered-table-cell table:style-name="ce36"/>
          <table:table-cell table:number-columns-repeated="1016"/>
        </table:table-row>
        <table:table-row table:style-name="ro2">
          <table:table-cell table:style-name="ce26"/>
          <table:table-cell table:style-name="ce26" office:value-type="string" calcext:value-type="string">
            <text:p>Table</text:p>
          </table:table-cell>
          <table:table-cell table:style-name="ce26" office:value-type="string" calcext:value-type="string">
            <text:p>Column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Full JavaScript Property</text:p>
          </table:table-cell>
          <table:table-cell table:style-name="ce48" office:value-type="string" calcext:value-type="string">
            <text:p>Example value</text:p>
          </table:table-cell>
          <table:table-cell table:style-name="ce48" office:value-type="string" calcext:value-type="string">
            <text:p>Property Value Conventions</text:p>
          </table:table-cell>
          <table:table-cell table:style-name="ce26" office:value-type="string" calcext:value-type="string">
            <text:p>Explanation</text:p>
          </table:table-cell>
          <table:table-cell table:style-name="ce59" table:number-columns-repeated="1016"/>
        </table:table-row>
        <table:table-row table:style-name="ro2">
          <table:table-cell table:style-name="ce27" office:value-type="string" calcext:value-type="string">
            <text:p>Default</text:p>
          </table:table-cell>
          <table:table-cell table:style-name="ce31" office:value-type="string" calcext:value-type="string">
            <text:p>version</text:p>
          </table:table-cell>
          <table:table-cell table:style-name="ce31"/>
          <table:table-cell table:style-name="ce43" office:value-type="string" calcext:value-type="string">
            <text:p>Mixed</text:p>
          </table:table-cell>
          <table:table-cell table:style-name="ce43" table:formula="of:=CONCATENATE([.$A$1];&quot;.&quot;;[.B3])" office:value-type="string" office:string-value="OpenDataLayer.version" calcext:value-type="string">
            <text:p>OpenDataLayer.version</text:p>
          </table:table-cell>
          <table:table-cell table:style-name="ce49" office:value-type="string" calcext:value-type="string">
            <text:p>1.2</text:p>
          </table:table-cell>
          <table:table-cell table:style-name="ce49"/>
          <table:table-cell table:style-name="ce31" office:value-type="string" calcext:value-type="string">
            <text:p>Contains the version of the tracking implementation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definition</text:p>
          </table:table-cell>
          <table:table-cell table:style-name="ce31"/>
          <table:table-cell table:style-name="ce43" office:value-type="string" calcext:value-type="string">
            <text:p>Float</text:p>
          </table:table-cell>
          <table:table-cell table:style-name="ce43" table:formula="of:=CONCATENATE([.$A$1];&quot;.&quot;;[.B4])" office:value-type="string" office:string-value="OpenDataLayer.definition" calcext:value-type="string">
            <text:p>OpenDataLayer.definition</text:p>
          </table:table-cell>
          <table:table-cell table:style-name="ce49" office:value-type="string" calcext:value-type="string">
            <text:p>1.0</text:p>
          </table:table-cell>
          <table:table-cell table:style-name="ce49"/>
          <table:table-cell table:style-name="ce31" office:value-type="string" calcext:value-type="string">
            <text:p>Contains the OpenDataLayer definition number. Current number is 1.0</text:p>
          </table:table-cell>
          <table:table-cell table:number-columns-repeated="1016"/>
        </table:table-row>
        <table:table-row table:style-name="ro3">
          <table:table-cell table:style-name="ce27"/>
          <table:table-cell table:style-name="ce31" office:value-type="string" calcext:value-type="string">
            <text:p>date</text:p>
          </table:table-cell>
          <table:table-cell table:style-name="ce31"/>
          <table:table-cell table:style-name="ce43" office:value-type="string" calcext:value-type="string">
            <text:p>Date</text:p>
          </table:table-cell>
          <table:table-cell table:style-name="ce43" table:formula="of:=CONCATENATE([.$A$1];&quot;.&quot;;[.B5])" office:value-type="string" office:string-value="OpenDataLayer.date" calcext:value-type="string">
            <text:p>OpenDataLayer.date</text:p>
          </table:table-cell>
          <table:table-cell table:style-name="ce49" office:value-type="string" calcext:value-type="string">
            <text:p>2017-04-01T18:23:11.671Z</text:p>
          </table:table-cell>
          <table:table-cell table:style-name="ce49" office:value-type="string" calcext:value-type="string">
            <text:p>A valid JavaScript date &amp; time</text:p>
          </table:table-cell>
          <table:table-cell table:style-name="ce31" office:value-type="string" calcext:value-type="string">
            <text:p>Contains the date of the last <text:span text:style-name="T2">modification of the Data Layer. ISO date is recommended.</text:span>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type</text:p>
          </table:table-cell>
          <table:table-cell table:style-name="ce31"/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6])" office:value-type="string" office:string-value="OpenDataLayer.type" calcext:value-type="string">
            <text:p>OpenDataLayer.type</text:p>
          </table:table-cell>
          <table:table-cell table:style-name="ce49" office:value-type="string" calcext:value-type="string">
            <text:p>pageview</text:p>
          </table:table-cell>
          <table:table-cell table:style-name="ce49" office:value-type="string" calcext:value-type="string">
            <text:p>Please refer to the Column Value Vocabulary of this property</text:p>
          </table:table-cell>
          <table:table-cell table:style-name="ce31" office:value-type="string" calcext:value-type="string">
            <text:p>Used to identify the type of tracking that is needed, typical examples are page or event or impression</text:p>
          </table:table-cell>
          <table:table-cell table:number-columns-repeated="1016"/>
        </table:table-row>
        <table:table-row table:style-name="ro2">
          <table:table-cell table:style-name="ce28"/>
          <table:table-cell table:style-name="ce37" table:number-columns-repeated="2"/>
          <table:table-cell table:style-name="ce44" table:number-columns-repeated="2"/>
          <table:table-cell table:style-name="ce50" table:number-columns-repeated="2"/>
          <table:table-cell table:style-name="ce37"/>
          <table:table-cell table:style-name="ce60" table:number-columns-repeated="1016"/>
        </table:table-row>
        <table:table-row table:style-name="ro2">
          <table:table-cell table:style-name="ce27" office:value-type="string" calcext:value-type="string">
            <text:p>Page</text:p>
          </table:table-cell>
          <table:table-cell table:style-name="ce31" office:value-type="string" calcext:value-type="string">
            <text:p>page</text:p>
          </table:table-cell>
          <table:table-cell table:style-name="ce37"/>
          <table:table-cell table:style-name="ce43" office:value-type="string" calcext:value-type="string">
            <text:p>Object</text:p>
          </table:table-cell>
          <table:table-cell table:style-name="ce43" table:formula="of:=CONCATENATE([.$A$1];&quot;.&quot;;[.B8])" office:value-type="string" office:string-value="OpenDataLayer.page" calcext:value-type="string">
            <text:p>OpenDataLayer.page</text:p>
          </table:table-cell>
          <table:table-cell table:style-name="ce49" office:value-type="string" calcext:value-type="string">
            <text:p>{}</text:p>
          </table:table-cell>
          <table:table-cell table:style-name="ce49"/>
          <table:table-cell table:style-name="ce31" office:value-type="string" calcext:value-type="string">
            <text:p>Holds page all the columns in the page table . All information has to do with the current page a visitor is viewing.</text:p>
          </table:table-cell>
          <table:table-cell table:style-name="ce60" table:number-columns-repeated="1016"/>
        </table:table-row>
        <table:table-row table:style-name="ro3">
          <table:table-cell table:style-name="Default"/>
          <table:table-cell table:style-name="Default" office:value-type="string" calcext:value-type="string">
            <text:p>page</text:p>
          </table:table-cell>
          <table:table-cell table:style-name="ce31" office:value-type="string" calcext:value-type="string">
            <text:p>name</text:p>
          </table:table-cell>
          <table:table-cell table:style-name="ce43" office:value-type="string" calcext:value-type="string">
            <text:p>Array</text:p>
          </table:table-cell>
          <table:table-cell table:style-name="ce43" table:formula="of:=CONCATENATE([.$A$1];&quot;.&quot;;[.B8];&quot;.&quot;;[.C9])" office:value-type="string" office:string-value="OpenDataLayer.page.name" calcext:value-type="string">
            <text:p>OpenDataLayer.page.name</text:p>
          </table:table-cell>
          <table:table-cell table:style-name="ce49" office:value-type="string" calcext:value-type="string">
            <text:p>['main category’, ‘sub category’, ‘page name’ ]</text:p>
          </table:table-cell>
          <table:table-cell table:style-name="ce49"/>
          <table:table-cell table:style-name="ce31" office:value-type="string" calcext:value-type="string">
            <text:p><text:span text:style-name="T2">Contains the hierarchy and page name, like this: [ string level1, string level2, string etc., string pagename ]</text:span>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page</text:p>
          </table:table-cell>
          <table:table-cell table:style-name="ce31" office:value-type="string" calcext:value-type="string">
            <text:p>id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9];&quot;.&quot;;[.C10])" office:value-type="string" office:string-value="OpenDataLayer.page.id" calcext:value-type="string">
            <text:p>OpenDataLayer.page.id</text:p>
          </table:table-cell>
          <table:table-cell table:style-name="ce49" office:value-type="string" calcext:value-type="string">
            <text:p>ABC12345</text:p>
          </table:table-cell>
          <table:table-cell table:style-name="ce49"/>
          <table:table-cell table:style-name="ce31" office:value-type="string" calcext:value-type="string">
            <text:p>Only used if the the same page can have more than 1 name or ID, e.g. to find it back easily in the CMS.</text:p>
          </table:table-cell>
          <table:table-cell table:number-columns-repeated="1016"/>
        </table:table-row>
        <table:table-row table:style-name="ro3">
          <table:table-cell table:style-name="ce27"/>
          <table:table-cell table:style-name="ce31" office:value-type="string" calcext:value-type="string">
            <text:p>page</text:p>
          </table:table-cell>
          <table:table-cell table:style-name="ce31" office:value-type="string" calcext:value-type="string">
            <text:p><text:span text:style-name="T2">canonicalUrl</text:span>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0];&quot;.&quot;;[.C11])" office:value-type="string" office:string-value="OpenDataLayer.page.canonicalUrl" calcext:value-type="string">
            <text:p>OpenDataLayer.page.canonicalUrl</text:p>
          </table:table-cell>
          <table:table-cell table:style-name="ce49" office:value-type="string" calcext:value-type="string">
            <text:p><text:a xlink:href="https://github.com/opendatalayer/vocabulary" xlink:type="simple">https://github.com/opendatalayer/vocabulary</text:a></text:p>
          </table:table-cell>
          <table:table-cell table:style-name="ce49" office:value-type="string" calcext:value-type="string">
            <text:p>Must be a valid URL</text:p>
          </table:table-cell>
          <table:table-cell table:style-name="ce31" office:value-type="string" calcext:value-type="string">
            <text:p>In case a page can be reached under different name; Usually the page name is enough for this</text:p>
          </table:table-cell>
          <table:table-cell table:number-columns-repeated="1016"/>
        </table:table-row>
        <table:table-row table:style-name="ro4">
          <table:table-cell table:style-name="ce27"/>
          <table:table-cell table:style-name="ce31" office:value-type="string" calcext:value-type="string">
            <text:p>page</text:p>
          </table:table-cell>
          <table:table-cell table:style-name="ce31" office:value-type="string" calcext:value-type="string">
            <text:p>titl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1];&quot;.&quot;;[.C12])" office:value-type="string" office:string-value="OpenDataLayer.page.title" calcext:value-type="string">
            <text:p>OpenDataLayer.page.title</text:p>
          </table:table-cell>
          <table:table-cell table:style-name="ce49" office:value-type="string" calcext:value-type="string">
            <text:p>Github – opendatalayer/vocabulary</text:p>
          </table:table-cell>
          <table:table-cell table:style-name="ce49"/>
          <table:table-cell table:style-name="ce31" office:value-type="string" calcext:value-type="string">
            <text:p><text:span text:style-name="T2">Usually it is enough to get this information via the JavaScript command: document.title</text:span></text:p>
          </table:table-cell>
          <table:table-cell table:number-columns-repeated="1016"/>
        </table:table-row>
        <table:table-row table:style-name="ro4">
          <table:table-cell table:style-name="ce27"/>
          <table:table-cell table:style-name="ce31" office:value-type="string" calcext:value-type="string">
            <text:p>page</text:p>
          </table:table-cell>
          <table:table-cell table:style-name="ce31" office:value-type="string" calcext:value-type="string">
            <text:p>titl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2];&quot;.&quot;;[.C13])" office:value-type="string" office:string-value="OpenDataLayer.page.title" calcext:value-type="string">
            <text:p>OpenDataLayer.page.title</text:p>
          </table:table-cell>
          <table:table-cell table:style-name="ce49" office:value-type="float" office:value="404" calcext:value-type="float">
            <text:p>404</text:p>
          </table:table-cell>
          <table:table-cell table:style-name="ce49" office:value-type="string" calcext:value-type="string">
            <text:p>Use codes from this list: <text:a xlink:href="https://en.wikipedia.org/wiki/List_of_HTTP_status_codes" xlink:type="simple">https://en.wikipedia.org/wiki/List_of_HTTP_status_codes</text:a></text:p>
          </table:table-cell>
          <table:table-cell table:style-name="ce31" office:value-type="string" calcext:value-type="string">
            <text:p>Holds the error status code 404, 500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page</text:p>
          </table:table-cell>
          <table:table-cell table:style-name="ce31" office:value-type="string" calcext:value-type="string">
            <text:p>variant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3];&quot;.&quot;;[.C14])" office:value-type="string" office:string-value="OpenDataLayer.page.variant" calcext:value-type="string">
            <text:p>OpenDataLayer.page.variant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table:style-name="ce31" office:value-type="string" calcext:value-type="string">
            <text:p>Used to identify test variations of A/B/N or MVT experiments. Usually the following format is used: [experiment name or id]:[variation name or id]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page</text:p>
          </table:table-cell>
          <table:table-cell table:style-name="ce31" office:value-type="string" calcext:value-type="string">
            <text:p>value</text:p>
          </table:table-cell>
          <table:table-cell table:style-name="ce43" office:value-type="string" calcext:value-type="string">
            <text:p>Float</text:p>
          </table:table-cell>
          <table:table-cell table:style-name="ce43" table:formula="of:=CONCATENATE([.$A$1];&quot;.&quot;;[.B14];&quot;.&quot;;[.C15])" office:value-type="string" office:string-value="OpenDataLayer.page.value" calcext:value-type="string">
            <text:p>OpenDataLayer.page.value</text:p>
          </table:table-cell>
          <table:table-cell table:style-name="ce49" office:value-type="string" calcext:value-type="string">
            <text:p>1.35</text:p>
          </table:table-cell>
          <table:table-cell table:style-name="ce49"/>
          <table:table-cell table:style-name="ce31" office:value-type="string" calcext:value-type="string">
            <text:p>A numeric value assigned to the given page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page</text:p>
          </table:table-cell>
          <table:table-cell table:style-name="ce31" office:value-type="string" calcext:value-type="string">
            <text:p>version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5];&quot;.&quot;;[.C16])" office:value-type="string" office:string-value="OpenDataLayer.page.version" calcext:value-type="string">
            <text:p>OpenDataLayer.page.version</text:p>
          </table:table-cell>
          <table:table-cell table:style-name="ce49" office:value-type="string" calcext:value-type="string">
            <text:p>v183747</text:p>
          </table:table-cell>
          <table:table-cell table:style-name="ce49"/>
          <table:table-cell table:style-name="ce31" office:value-type="string" calcext:value-type="string">
            <text:p>Used to identify different page versions, e.g. for location-based content targeting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page</text:p>
          </table:table-cell>
          <table:table-cell table:style-name="ce31" office:value-type="string" calcext:value-type="string">
            <text:p>attributes</text:p>
          </table:table-cell>
          <table:table-cell table:style-name="ce43" office:value-type="string" calcext:value-type="string">
            <text:p>Array</text:p>
          </table:table-cell>
          <table:table-cell table:style-name="ce43" table:formula="of:=CONCATENATE([.$A$1];&quot;.&quot;;[.B16];&quot;.&quot;;[.C17])" office:value-type="string" office:string-value="OpenDataLayer.page.attributes" calcext:value-type="string">
            <text:p>OpenDataLayer.page.attributes</text:p>
          </table:table-cell>
          <table:table-cell table:style-name="ce49" office:value-type="string" calcext:value-type="string">
            <text:p>['invoice-block','login-block','subscription-use']</text:p>
          </table:table-cell>
          <table:table-cell table:style-name="ce49"/>
          <table:table-cell table:style-name="ce31" office:value-type="string" calcext:value-type="string">
            <text:p>Attributes that help identify e.g. the different tools, components, widgets, etc. present on a specific page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page</text:p>
          </table:table-cell>
          <table:table-cell table:style-name="ce31" office:value-type="string" calcext:value-type="string">
            <text:p>author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7];&quot;.&quot;;[.C18])" office:value-type="string" office:string-value="OpenDataLayer.page.author" calcext:value-type="string">
            <text:p>OpenDataLayer.page.author</text:p>
          </table:table-cell>
          <table:table-cell table:style-name="ce49" office:value-type="string" calcext:value-type="string">
            <text:p>John Doe</text:p>
          </table:table-cell>
          <table:table-cell table:style-name="ce49"/>
          <table:table-cell table:style-name="ce31" office:value-type="string" calcext:value-type="string">
            <text:p>Author of the page; usual with blogsites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page</text:p>
          </table:table-cell>
          <table:table-cell table:style-name="ce31" office:value-type="string" calcext:value-type="string">
            <text:p>publicationDate</text:p>
          </table:table-cell>
          <table:table-cell table:style-name="ce43" office:value-type="string" calcext:value-type="string">
            <text:p>Date</text:p>
          </table:table-cell>
          <table:table-cell table:style-name="ce43" table:formula="of:=CONCATENATE([.$A$1];&quot;.&quot;;[.B18];&quot;.&quot;;[.C19])" office:value-type="string" office:string-value="OpenDataLayer.page.publicationDate" calcext:value-type="string">
            <text:p>OpenDataLayer.page.publicationDate</text:p>
          </table:table-cell>
          <table:table-cell table:style-name="ce49" office:value-type="string" calcext:value-type="string">
            <text:p>new Date(‘2017-04-17’)</text:p>
          </table:table-cell>
          <table:table-cell table:style-name="ce49" office:value-type="string" calcext:value-type="string">
            <text:p>A valid JavaScript date &amp; time</text:p>
          </table:table-cell>
          <table:table-cell table:style-name="ce31" office:value-type="string" calcext:value-type="string">
            <text:p>Contains the publication date of the page.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page</text:p>
          </table:table-cell>
          <table:table-cell table:style-name="ce31" office:value-type="string" calcext:value-type="string">
            <text:p>$_CUSTOM</text:p>
          </table:table-cell>
          <table:table-cell table:style-name="ce43" office:value-type="string" calcext:value-type="string">
            <text:p>Mixed</text:p>
          </table:table-cell>
          <table:table-cell table:style-name="ce43" table:formula="of:=CONCATENATE([.$A$1];&quot;.&quot;;[.B18];&quot;.&quot;;[.C20])" office:value-type="string" office:string-value="OpenDataLayer.page.$_CUSTOM" calcext:value-type="string">
            <text:p>OpenDataLayer.page.$_CUSTOM</text:p>
          </table:table-cell>
          <table:table-cell table:style-name="ce49" table:number-columns-repeated="2"/>
          <table:table-cell table:style-name="ce31"/>
          <table:table-cell table:number-columns-repeated="1016"/>
        </table:table-row>
        <table:table-row table:style-name="ro2">
          <table:table-cell table:style-name="ce28"/>
          <table:table-cell table:style-name="ce37" table:number-columns-repeated="2"/>
          <table:table-cell table:style-name="ce44" table:number-columns-repeated="2"/>
          <table:table-cell table:style-name="ce50" table:number-columns-repeated="2"/>
          <table:table-cell table:style-name="ce37"/>
          <table:table-cell table:style-name="ce60" table:number-columns-repeated="1016"/>
        </table:table-row>
        <table:table-row table:style-name="ro2">
          <table:table-cell table:style-name="ce27" office:value-type="string" calcext:value-type="string">
            <text:p>Site</text:p>
          </table:table-cell>
          <table:table-cell table:style-name="ce38" office:value-type="string" calcext:value-type="string">
            <text:p>site</text:p>
          </table:table-cell>
          <table:table-cell table:style-name="ce37"/>
          <table:table-cell table:style-name="ce43" office:value-type="string" calcext:value-type="string">
            <text:p>Object</text:p>
          </table:table-cell>
          <table:table-cell table:style-name="ce43" table:formula="of:=CONCATENATE([.$A$1];&quot;.&quot;;[.B22])" office:value-type="string" office:string-value="OpenDataLayer.site" calcext:value-type="string">
            <text:p>OpenDataLayer.site</text:p>
          </table:table-cell>
          <table:table-cell table:style-name="ce49" office:value-type="string" calcext:value-type="string">
            <text:p>{}</text:p>
          </table:table-cell>
          <table:table-cell table:style-name="ce49"/>
          <table:table-cell table:style-name="ce31" office:value-type="string" calcext:value-type="string">
            <text:p>Holds all the columns in the site table. All information has to do with the curren site a visitor is viewing.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8" office:value-type="string" calcext:value-type="string">
            <text:p>site</text:p>
          </table:table-cell>
          <table:table-cell table:style-name="ce38" office:value-type="string" calcext:value-type="string">
            <text:p>account</text:p>
          </table:table-cell>
          <table:table-cell office:value-type="string" calcext:value-type="string">
            <text:p>String</text:p>
          </table:table-cell>
          <table:table-cell table:style-name="ce43" table:formula="of:=CONCATENATE([.$A$1];&quot;.&quot;;[.B22];&quot;.&quot;;[.C23])" office:value-type="string" office:string-value="OpenDataLayer.site.account" calcext:value-type="string">
            <text:p>OpenDataLayer.site.account</text:p>
          </table:table-cell>
          <table:table-cell table:style-name="ce49" office:value-type="string" calcext:value-type="string">
            <text:p>UA-12345678-1</text:p>
          </table:table-cell>
          <table:table-cell table:style-name="ce49"/>
          <table:table-cell office:value-type="string" calcext:value-type="string">
            <text:p>Holds the account of e.g. the web analytics package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site</text:p>
          </table:table-cell>
          <table:table-cell table:style-name="ce31" office:value-type="string" calcext:value-type="string">
            <text:p>searchTerm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23];&quot;.&quot;;[.C24])" office:value-type="string" office:string-value="OpenDataLayer.site.searchTerm" calcext:value-type="string">
            <text:p>OpenDataLayer.site.searchTerm</text:p>
          </table:table-cell>
          <table:table-cell table:style-name="ce49" office:value-type="string" calcext:value-type="string">
            <text:p>the meaning of life</text:p>
          </table:table-cell>
          <table:table-cell table:style-name="ce49"/>
          <table:table-cell table:style-name="ce31" office:value-type="string" calcext:value-type="string">
            <text:p>Holds the search term a user entered in the searchbox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site</text:p>
          </table:table-cell>
          <table:table-cell table:style-name="ce31" office:value-type="string" calcext:value-type="string">
            <text:p>searchCategory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24];&quot;.&quot;;[.C25])" office:value-type="string" office:string-value="OpenDataLayer.site.searchCategory" calcext:value-type="string">
            <text:p>OpenDataLayer.site.searchCategory</text:p>
          </table:table-cell>
          <table:table-cell table:style-name="ce49" office:value-type="string" calcext:value-type="string">
            <text:p>job search</text:p>
          </table:table-cell>
          <table:table-cell table:style-name="ce49"/>
          <table:table-cell table:style-name="ce31" office:value-type="string" calcext:value-type="string">
            <text:p>Use this to distinguish between different search engines on your website (e.g. faq and products)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site</text:p>
          </table:table-cell>
          <table:table-cell table:style-name="ce31" office:value-type="string" calcext:value-type="string">
            <text:p>searchResults</text:p>
          </table:table-cell>
          <table:table-cell table:style-name="ce43" office:value-type="string" calcext:value-type="string">
            <text:p>Integer</text:p>
          </table:table-cell>
          <table:table-cell table:style-name="ce43" table:formula="of:=CONCATENATE([.$A$1];&quot;.&quot;;[.B25];&quot;.&quot;;[.C26])" office:value-type="string" office:string-value="OpenDataLayer.site.searchResults" calcext:value-type="string">
            <text:p>OpenDataLayer.site.searchResults</text:p>
          </table:table-cell>
          <table:table-cell table:style-name="ce49" office:value-type="float" office:value="256" calcext:value-type="float">
            <text:p>256</text:p>
          </table:table-cell>
          <table:table-cell table:style-name="ce49"/>
          <table:table-cell table:style-name="ce31" office:value-type="string" calcext:value-type="string">
            <text:p>Holds the total amount of search results (each link counts as 1)</text:p>
          </table:table-cell>
          <table:table-cell table:number-columns-repeated="1016"/>
        </table:table-row>
        <table:table-row table:style-name="ro5">
          <table:table-cell table:style-name="ce29"/>
          <table:table-cell table:style-name="ce39" office:value-type="string" calcext:value-type="string">
            <text:p>site</text:p>
          </table:table-cell>
          <table:table-cell table:style-name="ce39" office:value-type="string" calcext:value-type="string">
            <text:p>searchResultFirst</text:p>
          </table:table-cell>
          <table:table-cell table:style-name="ce45" office:value-type="string" calcext:value-type="string">
            <text:p>Integer</text:p>
          </table:table-cell>
          <table:table-cell table:style-name="ce45" table:formula="of:=CONCATENATE([.$A$1];&quot;.&quot;;[.B25];&quot;.&quot;;[.C27])" office:value-type="string" office:string-value="OpenDataLayer.site.searchResultFirst" calcext:value-type="string">
            <text:p>OpenDataLayer.site.searchResultFirst</text:p>
          </table:table-cell>
          <table:table-cell table:style-name="ce51" office:value-type="float" office:value="51" calcext:value-type="float">
            <text:p>51</text:p>
          </table:table-cell>
          <table:table-cell table:style-name="ce51"/>
          <table:table-cell table:style-name="ce57" office:value-type="string" calcext:value-type="string">
            <text:p>Holds the number of the first result on the page. E.g. if you have 256 search results and each page shows 50 results and the visitor is on page 2 then the number of the first search result is 151.</text:p>
          </table:table-cell>
          <table:table-cell table:style-name="ce61"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site</text:p>
          </table:table-cell>
          <table:table-cell table:style-name="ce31" office:value-type="string" calcext:value-type="string">
            <text:p>searchResultsOnPage</text:p>
          </table:table-cell>
          <table:table-cell table:style-name="ce43" office:value-type="string" calcext:value-type="string">
            <text:p>Integer</text:p>
          </table:table-cell>
          <table:table-cell table:style-name="ce43" table:formula="of:=CONCATENATE([.$A$1];&quot;.&quot;;[.B27];&quot;.&quot;;[.C28])" office:value-type="string" office:string-value="OpenDataLayer.site.searchResultsOnPage" calcext:value-type="string">
            <text:p>OpenDataLayer.site.searchResultsOnPage</text:p>
          </table:table-cell>
          <table:table-cell table:style-name="ce49" office:value-type="float" office:value="50" calcext:value-type="float">
            <text:p>50</text:p>
          </table:table-cell>
          <table:table-cell table:style-name="ce49"/>
          <table:table-cell table:style-name="ce31" office:value-type="string" calcext:value-type="string">
            <text:p>Shows the (maximum) number of search results on a search result page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site</text:p>
          </table:table-cell>
          <table:table-cell table:style-name="ce31" office:value-type="string" calcext:value-type="string">
            <text:p>filters</text:p>
          </table:table-cell>
          <table:table-cell table:style-name="ce43" office:value-type="string" calcext:value-type="string">
            <text:p>Array</text:p>
          </table:table-cell>
          <table:table-cell table:style-name="ce43" table:formula="of:=CONCATENATE([.$A$1];&quot;.&quot;;[.B28];&quot;.&quot;;[.C29])" office:value-type="string" office:string-value="OpenDataLayer.site.filters" calcext:value-type="string">
            <text:p>OpenDataLayer.site.filters</text:p>
          </table:table-cell>
          <table:table-cell table:style-name="ce49" office:value-type="string" calcext:value-type="string">
            <text:p>[‘mobile phones’, ‘tablets’]</text:p>
          </table:table-cell>
          <table:table-cell table:style-name="ce49"/>
          <table:table-cell table:style-name="ce31" office:value-type="string" calcext:value-type="string">
            <text:p>Holds the user selection of search filters.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site</text:p>
          </table:table-cell>
          <table:table-cell table:style-name="ce31" office:value-type="string" calcext:value-type="string">
            <text:p>campaignId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29];&quot;.&quot;;[.C30])" office:value-type="string" office:string-value="OpenDataLayer.site.campaignId" calcext:value-type="string">
            <text:p>OpenDataLayer.site.campaignId</text:p>
          </table:table-cell>
          <table:table-cell table:style-name="ce52" office:value-type="string" calcext:value-type="string">
            <text:p>homepage-banner</text:p>
          </table:table-cell>
          <table:table-cell table:style-name="ce52"/>
          <table:table-cell table:style-name="ce31" office:value-type="string" calcext:value-type="string">
            <text:p>The onsite campaign or offsite campaign id. Usually you take this out of the URL.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site</text:p>
          </table:table-cell>
          <table:table-cell table:style-name="ce31" office:value-type="string" calcext:value-type="string">
            <text:p>country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30];&quot;.&quot;;[.C31])" office:value-type="string" office:string-value="OpenDataLayer.site.country" calcext:value-type="string">
            <text:p>OpenDataLayer.site.country</text:p>
          </table:table-cell>
          <table:table-cell table:style-name="ce49" office:value-type="string" calcext:value-type="string">
            <text:p>The Netherlands</text:p>
          </table:table-cell>
          <table:table-cell table:style-name="ce49"/>
          <table:table-cell table:style-name="ce31" office:value-type="string" calcext:value-type="string">
            <text:p>Country name. Use countryCode if possible.</text:p>
          </table:table-cell>
          <table:table-cell table:number-columns-repeated="1016"/>
        </table:table-row>
        <table:table-row table:style-name="ro3">
          <table:table-cell table:style-name="ce27"/>
          <table:table-cell table:style-name="ce31" office:value-type="string" calcext:value-type="string">
            <text:p>site</text:p>
          </table:table-cell>
          <table:table-cell table:style-name="ce31" office:value-type="string" calcext:value-type="string">
            <text:p>countryCod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31];&quot;.&quot;;[.C32])" office:value-type="string" office:string-value="OpenDataLayer.site.countryCode" calcext:value-type="string">
            <text:p>OpenDataLayer.site.countryCode</text:p>
          </table:table-cell>
          <table:table-cell table:style-name="ce49" office:value-type="string" calcext:value-type="string">
            <text:p>NL</text:p>
          </table:table-cell>
          <table:table-cell table:style-name="ce49" office:value-type="string" calcext:value-type="string">
            <text:p>Use codes from this list: <text:a xlink:href="http://en.wikipedia.org/wiki/ISO_3166-1" xlink:type="simple">http://en.wikipedia.org/wiki/ISO_3166-1</text:a></text:p>
          </table:table-cell>
          <table:table-cell table:style-name="ce31" office:value-type="string" calcext:value-type="string">
            <text:p>Use the Alpha-2 codes on http://en.wikipedia.org/wiki/ISO_3166-1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site</text:p>
          </table:table-cell>
          <table:table-cell table:style-name="ce31" office:value-type="string" calcext:value-type="string">
            <text:p>languag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32];&quot;.&quot;;[.C33])" office:value-type="string" office:string-value="OpenDataLayer.site.language" calcext:value-type="string">
            <text:p>OpenDataLayer.site.language</text:p>
          </table:table-cell>
          <table:table-cell table:style-name="ce49" office:value-type="string" calcext:value-type="string">
            <text:p>English</text:p>
          </table:table-cell>
          <table:table-cell table:style-name="ce49"/>
          <table:table-cell table:style-name="ce31" office:value-type="string" calcext:value-type="string">
            <text:p>Fill in the language name, but use languageCode if possible</text:p>
          </table:table-cell>
          <table:table-cell table:number-columns-repeated="1016"/>
        </table:table-row>
        <table:table-row table:style-name="ro3">
          <table:table-cell table:style-name="ce27"/>
          <table:table-cell table:style-name="ce31" office:value-type="string" calcext:value-type="string">
            <text:p>site</text:p>
          </table:table-cell>
          <table:table-cell table:style-name="ce31" office:value-type="string" calcext:value-type="string">
            <text:p>languageCod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33];&quot;.&quot;;[.C34])" office:value-type="string" office:string-value="OpenDataLayer.site.languageCode" calcext:value-type="string">
            <text:p>OpenDataLayer.site.languageCode</text:p>
          </table:table-cell>
          <table:table-cell table:style-name="ce49" office:value-type="string" calcext:value-type="string">
            <text:p>en-US</text:p>
          </table:table-cell>
          <table:table-cell table:style-name="ce49" office:value-type="string" calcext:value-type="string">
            <text:p>Use codes from this list: <text:a xlink:href="http://en.wikipedia.org/wiki/List_of_ISO_639-1_codes" xlink:type="simple">http://en.wikipedia.org/wiki/List_of_ISO_639-1_codes</text:a></text:p>
          </table:table-cell>
          <table:table-cell table:style-name="ce31" office:value-type="string" calcext:value-type="string">
            <text:p>Use the 2 letter codes from: http://en.wikipedia.org/wiki/List_of_ISO_639-1_codes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site</text:p>
          </table:table-cell>
          <table:table-cell table:style-name="ce31" office:value-type="string" calcext:value-type="string">
            <text:p>server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34];&quot;.&quot;;[.C35])" office:value-type="string" office:string-value="OpenDataLayer.site.server" calcext:value-type="string">
            <text:p>OpenDataLayer.site.server</text:p>
          </table:table-cell>
          <table:table-cell table:style-name="ce49" office:value-type="string" calcext:value-type="string">
            <text:p>enterprise-12</text:p>
          </table:table-cell>
          <table:table-cell table:style-name="ce49"/>
          <table:table-cell table:style-name="ce31" office:value-type="string" calcext:value-type="string">
            <text:p>Contains the name of the server (if you use more than 1 server to host your website)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40" office:value-type="string" calcext:value-type="string">
            <text:p>site</text:p>
          </table:table-cell>
          <table:table-cell table:style-name="ce40" office:value-type="string" calcext:value-type="string">
            <text:p>environment</text:p>
          </table:table-cell>
          <table:table-cell table:style-name="ce46" office:value-type="string" calcext:value-type="string">
            <text:p>String</text:p>
          </table:table-cell>
          <table:table-cell table:style-name="ce43" table:formula="of:=CONCATENATE([.$A$1];&quot;.&quot;;[.B35];&quot;.&quot;;[.C36])" office:value-type="string" office:string-value="OpenDataLayer.site.environment" calcext:value-type="string">
            <text:p>OpenDataLayer.site.environment</text:p>
          </table:table-cell>
          <table:table-cell table:style-name="ce49" office:value-type="string" calcext:value-type="string">
            <text:p>production</text:p>
          </table:table-cell>
          <table:table-cell table:style-name="ce49"/>
          <table:table-cell table:style-name="ce40" office:value-type="string" calcext:value-type="string">
            <text:p>Contains a unique name for the different environments of the website (e.g. dev, staging, live)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40" office:value-type="string" calcext:value-type="string">
            <text:p>site</text:p>
          </table:table-cell>
          <table:table-cell table:style-name="ce40" office:value-type="string" calcext:value-type="string">
            <text:p>id</text:p>
          </table:table-cell>
          <table:table-cell table:style-name="ce46" office:value-type="string" calcext:value-type="string">
            <text:p>String</text:p>
          </table:table-cell>
          <table:table-cell table:style-name="ce43" table:formula="of:=CONCATENATE([.$A$1];&quot;.&quot;;[.B36];&quot;.&quot;;[.C37])" office:value-type="string" office:string-value="OpenDataLayer.site.id" calcext:value-type="string">
            <text:p>OpenDataLayer.site.id</text:p>
          </table:table-cell>
          <table:table-cell table:style-name="ce49" office:value-type="string" calcext:value-type="string">
            <text:p>gihub_com</text:p>
          </table:table-cell>
          <table:table-cell table:style-name="ce49"/>
          <table:table-cell table:style-name="ce40" office:value-type="string" calcext:value-type="string">
            <text:p>Contains the unique ID for the website, if your site has different whitelabels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site</text:p>
          </table:table-cell>
          <table:table-cell table:style-name="ce31" office:value-type="string" calcext:value-type="string">
            <text:p>nam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37];&quot;.&quot;;[.C38])" office:value-type="string" office:string-value="OpenDataLayer.site.name" calcext:value-type="string">
            <text:p>OpenDataLayer.site.name</text:p>
          </table:table-cell>
          <table:table-cell table:style-name="ce49" office:value-type="string" calcext:value-type="string">
            <text:p>Github</text:p>
          </table:table-cell>
          <table:table-cell table:style-name="ce49"/>
          <table:table-cell table:style-name="ce40" office:value-type="string" calcext:value-type="string">
            <text:p>Contains the unique name for the website, if your site has different whitelabels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site</text:p>
          </table:table-cell>
          <table:table-cell table:style-name="ce31" office:value-type="string" calcext:value-type="string">
            <text:p>$_CUSTOM</text:p>
          </table:table-cell>
          <table:table-cell table:style-name="ce43" office:value-type="string" calcext:value-type="string">
            <text:p>Mixed</text:p>
          </table:table-cell>
          <table:table-cell table:style-name="ce43" table:formula="of:=CONCATENATE([.$A$1];&quot;.&quot;;[.B38];&quot;.&quot;;[.C39])" office:value-type="string" office:string-value="OpenDataLayer.site.$_CUSTOM" calcext:value-type="string">
            <text:p>OpenDataLayer.site.$_CUSTOM</text:p>
          </table:table-cell>
          <table:table-cell table:style-name="ce49" table:number-columns-repeated="2"/>
          <table:table-cell table:style-name="ce31"/>
          <table:table-cell table:number-columns-repeated="1016"/>
        </table:table-row>
        <table:table-row table:style-name="ro2">
          <table:table-cell table:style-name="ce28"/>
          <table:table-cell table:style-name="ce37" table:number-columns-repeated="2"/>
          <table:table-cell table:style-name="ce44" table:number-columns-repeated="2"/>
          <table:table-cell table:style-name="ce50" table:number-columns-repeated="2"/>
          <table:table-cell table:style-name="ce37"/>
          <table:table-cell table:style-name="ce60" table:number-columns-repeated="1016"/>
        </table:table-row>
        <table:table-row table:style-name="ro2">
          <table:table-cell table:style-name="ce27" office:value-type="string" calcext:value-type="string">
            <text:p>Items</text:p>
          </table:table-cell>
          <table:table-cell table:style-name="ce31" office:value-type="string" calcext:value-type="string">
            <text:p>items</text:p>
          </table:table-cell>
          <table:table-cell table:style-name="ce37"/>
          <table:table-cell table:style-name="ce43" office:value-type="string" calcext:value-type="string">
            <text:p>Array</text:p>
          </table:table-cell>
          <table:table-cell table:style-name="ce43" table:formula="of:=CONCATENATE([.$A$1];&quot;.&quot;;[.B41])" office:value-type="string" office:string-value="OpenDataLayer.items" calcext:value-type="string">
            <text:p>OpenDataLayer.items</text:p>
          </table:table-cell>
          <table:table-cell table:style-name="ce49" office:value-type="string" calcext:value-type="string">
            <text:p>[{category:"dvd",name:"the dark knight rises",quantity:1,amount:19.99}]</text:p>
          </table:table-cell>
          <table:table-cell table:style-name="ce49"/>
          <table:table-cell table:style-name="ce31" office:value-type="string" calcext:value-type="string">
            <text:p>Contains all the item Javascript Objects</text:p>
          </table:table-cell>
          <table:table-cell table:number-columns-repeated="1016"/>
        </table:table-row>
        <table:table-row table:style-name="ro2">
          <table:table-cell table:style-name="ce27" office:value-type="string" calcext:value-type="string">
            <text:p>Item</text:p>
          </table:table-cell>
          <table:table-cell table:style-name="ce31" office:value-type="string" calcext:value-type="string">
            <text:p>item</text:p>
          </table:table-cell>
          <table:table-cell table:style-name="ce31"/>
          <table:table-cell table:style-name="ce43" office:value-type="string" calcext:value-type="string">
            <text:p>Object</text:p>
          </table:table-cell>
          <table:table-cell table:style-name="ce43" table:formula="of:=CONCATENATE([.$A$1];&quot;.&quot;;[.B42])" office:value-type="string" office:string-value="OpenDataLayer.item" calcext:value-type="string">
            <text:p>OpenDataLayer.item</text:p>
          </table:table-cell>
          <table:table-cell table:style-name="ce49" office:value-type="string" calcext:value-type="string">
            <text:p>{category:"dvd",name:"the dark knight rises",quantity:1,amount:19.99</text:p>
          </table:table-cell>
          <table:table-cell table:style-name="ce49"/>
          <table:table-cell table:style-name="Default" office:value-type="string" calcext:value-type="string">
            <text:p>Item JavaScript Object. Add these to the items table.</text:p>
          </table:table-cell>
          <table:table-cell table:number-columns-repeated="1016"/>
        </table:table-row>
        <table:table-row table:style-name="ro2">
          <table:table-cell table:style-name="ce27" office:value-type="string" calcext:value-type="string">
            <text:p>Item</text:p>
          </table:table-cell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id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41];&quot;.&quot;;[.C43])" office:value-type="string" office:string-value="OpenDataLayer.items.id" calcext:value-type="string">
            <text:p>OpenDataLayer.items.id</text:p>
          </table:table-cell>
          <table:table-cell table:style-name="ce49" office:value-type="float" office:value="1241" calcext:value-type="float">
            <text:p>1241</text:p>
          </table:table-cell>
          <table:table-cell table:style-name="ce49"/>
          <table:table-cell table:style-name="ce31" office:value-type="string" calcext:value-type="string">
            <text:p>Contains the (local) product ID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sku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43];&quot;.&quot;;[.C44])" office:value-type="string" office:string-value="OpenDataLayer.item.sku" calcext:value-type="string">
            <text:p>OpenDataLayer.item.sku</text:p>
          </table:table-cell>
          <table:table-cell table:style-name="ce49" office:value-type="string" calcext:value-type="string">
            <text:p>UGG-BB-PUR-06</text:p>
          </table:table-cell>
          <table:table-cell table:style-name="ce49"/>
          <table:table-cell table:style-name="ce31" office:value-type="string" calcext:value-type="string">
            <text:p>Contains the SKU number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nam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44];&quot;.&quot;;[.C45])" office:value-type="string" office:string-value="OpenDataLayer.item.name" calcext:value-type="string">
            <text:p>OpenDataLayer.item.name</text:p>
          </table:table-cell>
          <table:table-cell table:style-name="ce49" office:value-type="string" calcext:value-type="string">
            <text:p>iPhone 12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variation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45];&quot;.&quot;;[.C46])" office:value-type="string" office:string-value="OpenDataLayer.item.variation" calcext:value-type="string">
            <text:p>OpenDataLayer.item.variation</text:p>
          </table:table-cell>
          <table:table-cell table:style-name="ce49" office:value-type="string" calcext:value-type="string">
            <text:p>Gold plated</text:p>
          </table:table-cell>
          <table:table-cell table:style-name="ce49"/>
          <table:table-cell table:style-name="ce31" office:value-type="string" calcext:value-type="string">
            <text:p>Contains the variation of the product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categories</text:p>
          </table:table-cell>
          <table:table-cell table:style-name="ce43" office:value-type="string" calcext:value-type="string">
            <text:p>Array</text:p>
          </table:table-cell>
          <table:table-cell table:style-name="ce43" table:formula="of:=CONCATENATE([.$A$1];&quot;.&quot;;[.B46];&quot;.&quot;;[.C47])" office:value-type="string" office:string-value="OpenDataLayer.item.categories" calcext:value-type="string">
            <text:p>OpenDataLayer.item.categories</text:p>
          </table:table-cell>
          <table:table-cell table:style-name="ce31" office:value-type="string" calcext:value-type="string">
            <text:p>['hardware', mobile phones', ‘iPhones’]</text:p>
          </table:table-cell>
          <table:table-cell table:style-name="ce31"/>
          <table:table-cell table:style-name="ce52" office:value-type="string" calcext:value-type="string">
            <text:p>Contains all the categories. If you have main &gt; sub &gt; sub sub catogry, place them in that order in the array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typ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47];&quot;.&quot;;[.C48])" office:value-type="string" office:string-value="OpenDataLayer.item.type" calcext:value-type="string">
            <text:p>OpenDataLayer.item.type</text:p>
          </table:table-cell>
          <table:table-cell table:style-name="ce49" office:value-type="string" calcext:value-type="string">
            <text:p>accessory</text:p>
          </table:table-cell>
          <table:table-cell table:style-name="ce49"/>
          <table:table-cell table:style-name="ce31" office:value-type="string" calcext:value-type="string">
            <text:p>Holds the type of item, e.g. accessory, machine or value-added-service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price</text:p>
          </table:table-cell>
          <table:table-cell table:style-name="ce43" office:value-type="string" calcext:value-type="string">
            <text:p>Float</text:p>
          </table:table-cell>
          <table:table-cell table:style-name="ce43" table:formula="of:=CONCATENATE([.$A$1];&quot;.&quot;;[.B48];&quot;.&quot;;[.C49])" office:value-type="string" office:string-value="OpenDataLayer.item.price" calcext:value-type="string">
            <text:p>OpenDataLayer.item.price</text:p>
          </table:table-cell>
          <table:table-cell table:style-name="ce49" office:value-type="float" office:value="199" calcext:value-type="float">
            <text:p>199</text:p>
          </table:table-cell>
          <table:table-cell table:style-name="ce49"/>
          <table:table-cell table:style-name="ce31" office:value-type="string" calcext:value-type="string">
            <text:p>Product price (define yourself if you want tax included or not)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tax</text:p>
          </table:table-cell>
          <table:table-cell table:style-name="ce43" office:value-type="string" calcext:value-type="string">
            <text:p>Float</text:p>
          </table:table-cell>
          <table:table-cell table:style-name="ce43" table:formula="of:=CONCATENATE([.$A$1];&quot;.&quot;;[.B49];&quot;.&quot;;[.C50])" office:value-type="string" office:string-value="OpenDataLayer.item.tax" calcext:value-type="string">
            <text:p>OpenDataLayer.item.tax</text:p>
          </table:table-cell>
          <table:table-cell table:style-name="ce49" office:value-type="string" calcext:value-type="string">
            <text:p>11.94</text:p>
          </table:table-cell>
          <table:table-cell table:style-name="ce49"/>
          <table:table-cell table:style-name="ce31" office:value-type="string" calcext:value-type="string">
            <text:p>Contains the amount of tax for the item in the transaction currency, e.g. 1.88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taxRate</text:p>
          </table:table-cell>
          <table:table-cell table:style-name="ce43" office:value-type="string" calcext:value-type="string">
            <text:p>Float</text:p>
          </table:table-cell>
          <table:table-cell table:style-name="ce43" table:formula="of:=CONCATENATE([.$A$1];&quot;.&quot;;[.B50];&quot;.&quot;;[.C51])" office:value-type="string" office:string-value="OpenDataLayer.item.taxRate" calcext:value-type="string">
            <text:p>OpenDataLayer.item.taxRate</text:p>
          </table:table-cell>
          <table:table-cell table:style-name="ce49" office:value-type="string" calcext:value-type="string">
            <text:p>0.06</text:p>
          </table:table-cell>
          <table:table-cell table:style-name="ce49"/>
          <table:table-cell table:style-name="ce31" office:value-type="string" calcext:value-type="string">
            <text:p>Contains the tax rate for the item, e.g. 0.21 if the VAT is 21%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quantity</text:p>
          </table:table-cell>
          <table:table-cell table:style-name="ce43" office:value-type="string" calcext:value-type="string">
            <text:p>Integer or Float</text:p>
          </table:table-cell>
          <table:table-cell table:style-name="ce43" table:formula="of:=CONCATENATE([.$A$1];&quot;.&quot;;[.B51];&quot;.&quot;;[.C52])" office:value-type="string" office:string-value="OpenDataLayer.item.quantity" calcext:value-type="string">
            <text:p>OpenDataLayer.item.quantity</text:p>
          </table:table-cell>
          <table:table-cell table:style-name="ce49" office:value-type="float" office:value="24" calcext:value-type="float">
            <text:p>24</text:p>
          </table:table-cell>
          <table:table-cell table:style-name="ce49"/>
          <table:table-cell table:style-name="ce31" office:value-type="string" calcext:value-type="string">
            <text:p>Contains the quantity of the item. Type can be float if the quantity can be in decimals, eg, 2.5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discount</text:p>
          </table:table-cell>
          <table:table-cell table:style-name="ce43" office:value-type="string" calcext:value-type="string">
            <text:p>Float</text:p>
          </table:table-cell>
          <table:table-cell table:style-name="ce43" table:formula="of:=CONCATENATE([.$A$1];&quot;.&quot;;[.B52];&quot;.&quot;;[.C53])" office:value-type="string" office:string-value="OpenDataLayer.item.discount" calcext:value-type="string">
            <text:p>OpenDataLayer.item.discount</text:p>
          </table:table-cell>
          <table:table-cell table:style-name="ce49" office:value-type="string" calcext:value-type="string">
            <text:p>2.50</text:p>
          </table:table-cell>
          <table:table-cell table:style-name="ce49"/>
          <table:table-cell table:style-name="ce31" office:value-type="string" calcext:value-type="string">
            <text:p>Contains the discount amount for the item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brand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53];&quot;.&quot;;[.C54])" office:value-type="string" office:string-value="OpenDataLayer.item.brand" calcext:value-type="string">
            <text:p>OpenDataLayer.item.brand</text:p>
          </table:table-cell>
          <table:table-cell table:style-name="ce49" office:value-type="string" calcext:value-type="string">
            <text:p>Apple</text:p>
          </table:table-cell>
          <table:table-cell table:style-name="ce49"/>
          <table:table-cell table:style-name="ce31" office:value-type="string" calcext:value-type="string">
            <text:p>Brand name of the product (common with retail and fashion)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referral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54];&quot;.&quot;;[.C55])" office:value-type="string" office:string-value="OpenDataLayer.item.referral" calcext:value-type="string">
            <text:p>OpenDataLayer.item.referral</text:p>
          </table:table-cell>
          <table:table-cell table:style-name="ce49" office:value-type="string" calcext:value-type="string">
            <text:p>affiliate-partner-number-1</text:p>
          </table:table-cell>
          <table:table-cell table:style-name="ce49"/>
          <table:table-cell table:style-name="ce31" office:value-type="string" calcext:value-type="string">
            <text:p>Contains how the product was added to the shopping basket (e.g. reorder button or recommendations)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siz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55];&quot;.&quot;;[.C56])" office:value-type="string" office:string-value="OpenDataLayer.item.size" calcext:value-type="string">
            <text:p>OpenDataLayer.item.size</text:p>
          </table:table-cell>
          <table:table-cell table:style-name="ce49" office:value-type="string" calcext:value-type="string">
            <text:p>medium</text:p>
          </table:table-cell>
          <table:table-cell table:style-name="ce49"/>
          <table:table-cell table:style-name="ce31" office:value-type="string" calcext:value-type="string">
            <text:p>Contains the size of the product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color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56];&quot;.&quot;;[.C57])" office:value-type="string" office:string-value="OpenDataLayer.item.color" calcext:value-type="string">
            <text:p>OpenDataLayer.item.color</text:p>
          </table:table-cell>
          <table:table-cell table:style-name="ce49" office:value-type="string" calcext:value-type="string">
            <text:p>red</text:p>
          </table:table-cell>
          <table:table-cell table:style-name="ce49"/>
          <table:table-cell table:style-name="ce31" office:value-type="string" calcext:value-type="string">
            <text:p>Contains the color of the product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period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57];&quot;.&quot;;[.C58])" office:value-type="string" office:string-value="OpenDataLayer.item.period" calcext:value-type="string">
            <text:p>OpenDataLayer.item.period</text:p>
          </table:table-cell>
          <table:table-cell table:style-name="ce49" office:value-type="float" office:value="24" calcext:value-type="float">
            <text:p>24</text:p>
          </table:table-cell>
          <table:table-cell table:style-name="ce49"/>
          <table:table-cell table:style-name="ce31" office:value-type="string" calcext:value-type="string">
            <text:p>Contains the period of a subscription. Especially useful for subscription type products like newspapers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granularity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58];&quot;.&quot;;[.C59])" office:value-type="string" office:string-value="OpenDataLayer.item.granularity" calcext:value-type="string">
            <text:p>OpenDataLayer.item.granularity</text:p>
          </table:table-cell>
          <table:table-cell table:style-name="ce49" office:value-type="string" calcext:value-type="string">
            <text:p>months</text:p>
          </table:table-cell>
          <table:table-cell table:style-name="ce49"/>
          <table:table-cell table:style-name="ce31" office:value-type="string" calcext:value-type="string">
            <text:p>Contains the period granularity, e.g. Month or week or days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destinationCountryCod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59];&quot;.&quot;;[.C60])" office:value-type="string" office:string-value="OpenDataLayer.item.destinationCountryCode" calcext:value-type="string">
            <text:p>OpenDataLayer.item.destinationCountryCode</text:p>
          </table:table-cell>
          <table:table-cell table:style-name="ce49" office:value-type="string" calcext:value-type="string">
            <text:p>us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destinationCountry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60];&quot;.&quot;;[.C61])" office:value-type="string" office:string-value="OpenDataLayer.item.destinationCountry" calcext:value-type="string">
            <text:p>OpenDataLayer.item.destinationCountry</text:p>
          </table:table-cell>
          <table:table-cell table:style-name="ce49" office:value-type="string" calcext:value-type="string">
            <text:p>United States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destinationAirportCod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61];&quot;.&quot;;[.C62])" office:value-type="string" office:string-value="OpenDataLayer.item.destinationAirportCode" calcext:value-type="string">
            <text:p>OpenDataLayer.item.destinationAirportCode</text:p>
          </table:table-cell>
          <table:table-cell table:style-name="ce49" office:value-type="string" calcext:value-type="string">
            <text:p>JFK</text:p>
          </table:table-cell>
          <table:table-cell table:style-name="ce49" office:value-type="string" calcext:value-type="string">
            <text:p>Use the official airport codes</text:p>
          </table:table-cell>
          <table:table-cell table:style-name="ce31"/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destinationAirport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62];&quot;.&quot;;[.C63])" office:value-type="string" office:string-value="OpenDataLayer.item.destinationAirport" calcext:value-type="string">
            <text:p>OpenDataLayer.item.destinationAirport</text:p>
          </table:table-cell>
          <table:table-cell table:style-name="ce49" office:value-type="string" calcext:value-type="string">
            <text:p>John F. Kennedy International Airport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destinationAirportCity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63];&quot;.&quot;;[.C64])" office:value-type="string" office:string-value="OpenDataLayer.item.destinationAirportCity" calcext:value-type="string">
            <text:p>OpenDataLayer.item.destinationAirportCity</text:p>
          </table:table-cell>
          <table:table-cell table:style-name="ce49" office:value-type="string" calcext:value-type="string">
            <text:p>New York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departureDatetim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64];&quot;.&quot;;[.C65])" office:value-type="string" office:string-value="OpenDataLayer.item.departureDatetime" calcext:value-type="string">
            <text:p>OpenDataLayer.item.departureDatetime</text:p>
          </table:table-cell>
          <table:table-cell table:style-name="ce49" office:value-type="string" calcext:value-type="string">
            <text:p>2017-04-01T17:35:00-04:00</text:p>
          </table:table-cell>
          <table:table-cell table:style-name="ce49" office:value-type="string" calcext:value-type="string">
            <text:p>Use a JavaScript supported date</text:p>
          </table:table-cell>
          <table:table-cell table:style-name="ce31"/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arrivalCountryCod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65];&quot;.&quot;;[.C66])" office:value-type="string" office:string-value="OpenDataLayer.item.arrivalCountryCode" calcext:value-type="string">
            <text:p>OpenDataLayer.item.arrivalCountryCode</text:p>
          </table:table-cell>
          <table:table-cell table:style-name="ce49" office:value-type="string" calcext:value-type="string">
            <text:p>NL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arrivalCountry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66];&quot;.&quot;;[.C67])" office:value-type="string" office:string-value="OpenDataLayer.item.arrivalCountry" calcext:value-type="string">
            <text:p>OpenDataLayer.item.arrivalCountry</text:p>
          </table:table-cell>
          <table:table-cell table:style-name="ce49" office:value-type="string" calcext:value-type="string">
            <text:p>The Netherlands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arrivalAirportCod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67];&quot;.&quot;;[.C68])" office:value-type="string" office:string-value="OpenDataLayer.item.arrivalAirportCode" calcext:value-type="string">
            <text:p>OpenDataLayer.item.arrivalAirportCode</text:p>
          </table:table-cell>
          <table:table-cell table:style-name="ce49" office:value-type="string" calcext:value-type="string">
            <text:p>AMS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arrivalAirport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68];&quot;.&quot;;[.C69])" office:value-type="string" office:string-value="OpenDataLayer.item.arrivalAirport" calcext:value-type="string">
            <text:p>OpenDataLayer.item.arrivalAirport</text:p>
          </table:table-cell>
          <table:table-cell table:style-name="ce49" office:value-type="string" calcext:value-type="string">
            <text:p>Schiphol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arrivalAirportCity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69];&quot;.&quot;;[.C70])" office:value-type="string" office:string-value="OpenDataLayer.item.arrivalAirportCity" calcext:value-type="string">
            <text:p>OpenDataLayer.item.arrivalAirportCity</text:p>
          </table:table-cell>
          <table:table-cell table:style-name="ce49" office:value-type="string" calcext:value-type="string">
            <text:p>Amsterdam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arrivalDatetim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70];&quot;.&quot;;[.C71])" office:value-type="string" office:string-value="OpenDataLayer.item.arrivalDatetime" calcext:value-type="string">
            <text:p>OpenDataLayer.item.arrivalDatetime</text:p>
          </table:table-cell>
          <table:table-cell table:style-name="ce49" office:value-type="string" calcext:value-type="string">
            <text:p>2017-04-02T06:55:00+02:00</text:p>
          </table:table-cell>
          <table:table-cell table:style-name="ce49" office:value-type="string" calcext:value-type="string">
            <text:p>Use a JavaScript supported date</text:p>
          </table:table-cell>
          <table:table-cell table:style-name="ce31"/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item</text:p>
          </table:table-cell>
          <table:table-cell table:style-name="ce31" office:value-type="string" calcext:value-type="string">
            <text:p>$_CUSTOM</text:p>
          </table:table-cell>
          <table:table-cell table:style-name="ce43" office:value-type="string" calcext:value-type="string">
            <text:p>Mixed</text:p>
          </table:table-cell>
          <table:table-cell table:style-name="ce43" table:formula="of:=CONCATENATE([.$A$1];&quot;.&quot;;[.B71];&quot;.&quot;;[.C72])" office:value-type="string" office:string-value="OpenDataLayer.item.$_CUSTOM" calcext:value-type="string">
            <text:p>OpenDataLayer.item.$_CUSTOM</text:p>
          </table:table-cell>
          <table:table-cell table:style-name="ce49" table:number-columns-repeated="2"/>
          <table:table-cell table:style-name="ce31"/>
          <table:table-cell table:number-columns-repeated="1016"/>
        </table:table-row>
        <table:table-row table:style-name="ro2">
          <table:table-cell table:style-name="ce27" office:value-type="string" calcext:value-type="string">
            <text:p>Transaction</text:p>
          </table:table-cell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id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72];&quot;.&quot;;[.C73])" office:value-type="string" office:string-value="OpenDataLayer.item.id" calcext:value-type="string">
            <text:p>OpenDataLayer.item.id</text:p>
          </table:table-cell>
          <table:table-cell table:style-name="ce49" office:value-type="string" calcext:value-type="string">
            <text:p>1234ABC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stor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73];&quot;.&quot;;[.C74])" office:value-type="string" office:string-value="OpenDataLayer.transaction.store" calcext:value-type="string">
            <text:p>OpenDataLayer.transaction.store</text:p>
          </table:table-cell>
          <table:table-cell table:style-name="ce49" office:value-type="string" calcext:value-type="string">
            <text:p>affiliate-store-flashy-items</text:p>
          </table:table-cell>
          <table:table-cell table:style-name="ce49"/>
          <table:table-cell table:style-name="ce31" office:value-type="string" calcext:value-type="string">
            <text:p>Unique store name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total</text:p>
          </table:table-cell>
          <table:table-cell table:style-name="ce43" office:value-type="string" calcext:value-type="string">
            <text:p>Float</text:p>
          </table:table-cell>
          <table:table-cell table:style-name="ce43" table:formula="of:=CONCATENATE([.$A$1];&quot;.&quot;;[.B74];&quot;.&quot;;[.C75])" office:value-type="string" office:string-value="OpenDataLayer.transaction.total" calcext:value-type="string">
            <text:p>OpenDataLayer.transaction.total</text:p>
          </table:table-cell>
          <table:table-cell table:style-name="ce49" office:value-type="string" calcext:value-type="string">
            <text:p>1067.98</text:p>
          </table:table-cell>
          <table:table-cell table:style-name="ce49"/>
          <table:table-cell table:style-name="ce31" office:value-type="string" calcext:value-type="string">
            <text:p>Total amount of the transaction (what the customer actually paid)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shipping</text:p>
          </table:table-cell>
          <table:table-cell table:style-name="ce43" office:value-type="string" calcext:value-type="string">
            <text:p>Float</text:p>
          </table:table-cell>
          <table:table-cell table:style-name="ce43" table:formula="of:=CONCATENATE([.$A$1];&quot;.&quot;;[.B75];&quot;.&quot;;[.C76])" office:value-type="string" office:string-value="OpenDataLayer.transaction.shipping" calcext:value-type="string">
            <text:p>OpenDataLayer.transaction.shipping</text:p>
          </table:table-cell>
          <table:table-cell table:style-name="ce49" office:value-type="string" calcext:value-type="string">
            <text:p>20.50</text:p>
          </table:table-cell>
          <table:table-cell table:style-name="ce49"/>
          <table:table-cell table:style-name="ce31" office:value-type="string" calcext:value-type="string">
            <text:p>Cost of shipping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shippingMethod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76];&quot;.&quot;;[.C77])" office:value-type="string" office:string-value="OpenDataLayer.transaction.shippingMethod" calcext:value-type="string">
            <text:p>OpenDataLayer.transaction.shippingMethod</text:p>
          </table:table-cell>
          <table:table-cell table:style-name="ce49" office:value-type="string" calcext:value-type="string">
            <text:p>priority mail</text:p>
          </table:table-cell>
          <table:table-cell table:style-name="ce49"/>
          <table:table-cell table:style-name="ce31" office:value-type="string" calcext:value-type="string">
            <text:p>In case multiple ways of shipping are offered (e.g. normal vs. priority mail)</text:p>
          </table:table-cell>
          <table:table-cell table:number-columns-repeated="1016"/>
        </table:table-row>
        <table:table-row table:style-name="ro3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shipping<text:span text:style-name="T2">Address</text:span>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77];&quot;.&quot;;[.C78])" office:value-type="string" office:string-value="OpenDataLayer.transaction.shippingAddress" calcext:value-type="string">
            <text:p>OpenDataLayer.transaction.shippingAddress</text:p>
          </table:table-cell>
          <table:table-cell table:style-name="ce49" office:value-type="string" calcext:value-type="string">
            <text:p>5th Avenue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shippingCity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78];&quot;.&quot;;[.C79])" office:value-type="string" office:string-value="OpenDataLayer.transaction.shippingCity" calcext:value-type="string">
            <text:p>OpenDataLayer.transaction.shippingCity</text:p>
          </table:table-cell>
          <table:table-cell table:style-name="ce49" office:value-type="string" calcext:value-type="string">
            <text:p>New York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3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shipping<text:span text:style-name="T2">PostalCode</text:span>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79];&quot;.&quot;;[.C80])" office:value-type="string" office:string-value="OpenDataLayer.transaction.shippingPostalCode" calcext:value-type="string">
            <text:p>OpenDataLayer.transaction.shippingPostalCode</text:p>
          </table:table-cell>
          <table:table-cell table:style-name="ce49" office:value-type="float" office:value="123456" calcext:value-type="float">
            <text:p>123456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3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shippingState<text:span text:style-name="T2">Province</text:span>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80];&quot;.&quot;;[.C81])" office:value-type="string" office:string-value="OpenDataLayer.transaction.shippingStateProvince" calcext:value-type="string">
            <text:p>OpenDataLayer.transaction.shippingStateProvince</text:p>
          </table:table-cell>
          <table:table-cell table:style-name="ce49" office:value-type="string" calcext:value-type="string">
            <text:p>New York</text:p>
          </table:table-cell>
          <table:table-cell table:style-name="ce49"/>
          <table:table-cell table:style-name="ce31" office:value-type="string" calcext:value-type="string">
            <text:p>State <text:span text:style-name="T2">or province of delivery address</text:span>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shippingCountryCod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81];&quot;.&quot;;[.C82])" office:value-type="string" office:string-value="OpenDataLayer.transaction.shippingCountryCode" calcext:value-type="string">
            <text:p>OpenDataLayer.transaction.shippingCountryCode</text:p>
          </table:table-cell>
          <table:table-cell table:style-name="ce49" office:value-type="string" calcext:value-type="string">
            <text:p>US</text:p>
          </table:table-cell>
          <table:table-cell table:style-name="ce49"/>
          <table:table-cell table:style-name="ce31" office:value-type="string" calcext:value-type="string">
            <text:p>Use the Alpha-2 codes on http://en.wikipedia.org/wiki/ISO_3166-1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shippingCountry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82];&quot;.&quot;;[.C83])" office:value-type="string" office:string-value="OpenDataLayer.transaction.shippingCountry" calcext:value-type="string">
            <text:p>OpenDataLayer.transaction.shippingCountry</text:p>
          </table:table-cell>
          <table:table-cell table:style-name="ce49" office:value-type="string" calcext:value-type="string">
            <text:p>United States of America</text:p>
          </table:table-cell>
          <table:table-cell table:style-name="ce49"/>
          <table:table-cell table:style-name="ce31" office:value-type="string" calcext:value-type="string">
            <text:p>Country of delivery address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billingAddress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83];&quot;.&quot;;[.C84])" office:value-type="string" office:string-value="OpenDataLayer.transaction.billingAddress" calcext:value-type="string">
            <text:p>OpenDataLayer.transaction.billingAddress</text:p>
          </table:table-cell>
          <table:table-cell table:style-name="ce49" office:value-type="string" calcext:value-type="string">
            <text:p>The Dam 1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billingCity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84];&quot;.&quot;;[.C85])" office:value-type="string" office:string-value="OpenDataLayer.transaction.billingCity" calcext:value-type="string">
            <text:p>OpenDataLayer.transaction.billingCity</text:p>
          </table:table-cell>
          <table:table-cell table:style-name="ce49" office:value-type="string" calcext:value-type="string">
            <text:p>Amsterdam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3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billing<text:span text:style-name="T2">PostalCode</text:span>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85];&quot;.&quot;;[.C86])" office:value-type="string" office:string-value="OpenDataLayer.transaction.billingPostalCode" calcext:value-type="string">
            <text:p>OpenDataLayer.transaction.billingPostalCode</text:p>
          </table:table-cell>
          <table:table-cell table:style-name="ce49" office:value-type="string" calcext:value-type="string">
            <text:p>1001AA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3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billingState<text:span text:style-name="T2">Province</text:span>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86];&quot;.&quot;;[.C87])" office:value-type="string" office:string-value="OpenDataLayer.transaction.billingStateProvince" calcext:value-type="string">
            <text:p>OpenDataLayer.transaction.billingStateProvince</text:p>
          </table:table-cell>
          <table:table-cell table:style-name="ce49" office:value-type="string" calcext:value-type="string">
            <text:p>Noord-Holland</text:p>
          </table:table-cell>
          <table:table-cell table:style-name="ce49"/>
          <table:table-cell table:style-name="ce31" office:value-type="string" calcext:value-type="string">
            <text:p>State <text:span text:style-name="T2">or province of billing address</text:span>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billingCountryCod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87];&quot;.&quot;;[.C88])" office:value-type="string" office:string-value="OpenDataLayer.transaction.billingCountryCode" calcext:value-type="string">
            <text:p>OpenDataLayer.transaction.billingCountryCode</text:p>
          </table:table-cell>
          <table:table-cell table:style-name="ce49" office:value-type="string" calcext:value-type="string">
            <text:p>NL</text:p>
          </table:table-cell>
          <table:table-cell table:style-name="ce49"/>
          <table:table-cell table:style-name="ce31" office:value-type="string" calcext:value-type="string">
            <text:p>Use the ISO country code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billingCountry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88];&quot;.&quot;;[.C89])" office:value-type="string" office:string-value="OpenDataLayer.transaction.billingCountry" calcext:value-type="string">
            <text:p>OpenDataLayer.transaction.billingCountry</text:p>
          </table:table-cell>
          <table:table-cell table:style-name="ce49" office:value-type="string" calcext:value-type="string">
            <text:p>The Netherlands</text:p>
          </table:table-cell>
          <table:table-cell table:style-name="ce49"/>
          <table:table-cell table:style-name="ce31" office:value-type="string" calcext:value-type="string">
            <text:p>Country of billing address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currencyCod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89];&quot;.&quot;;[.C90])" office:value-type="string" office:string-value="OpenDataLayer.transaction.currencyCode" calcext:value-type="string">
            <text:p>OpenDataLayer.transaction.currencyCode</text:p>
          </table:table-cell>
          <table:table-cell table:style-name="ce49" office:value-type="string" calcext:value-type="string">
            <text:p>EUR</text:p>
          </table:table-cell>
          <table:table-cell table:style-name="ce52" office:value-type="string" calcext:value-type="string">
            <text:p>Use the currency codes from: <text:a xlink:href="http://en.wikipedia.org/wiki/ISO_4217" xlink:type="simple">http://en.wikipedia.org/wiki/ISO_4217</text:a></text:p>
          </table:table-cell>
          <table:table-cell table:style-name="ce31" office:value-type="string" calcext:value-type="string">
            <text:p>Use currency codes</text:p>
          </table:table-cell>
          <table:table-cell table:number-columns-repeated="1016"/>
        </table:table-row>
        <table:table-row table:style-name="ro3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paymentTyp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90];&quot;.&quot;;[.C91])" office:value-type="string" office:string-value="OpenDataLayer.transaction.paymentType" calcext:value-type="string">
            <text:p>OpenDataLayer.transaction.paymentType</text:p>
          </table:table-cell>
          <table:table-cell table:style-name="ce49" office:value-type="string" calcext:value-type="string">
            <text:p>credit card</text:p>
          </table:table-cell>
          <table:table-cell table:style-name="ce49"/>
          <table:table-cell table:style-name="ce31" office:value-type="string" calcext:value-type="string">
            <text:p>Type of payment: credit card, iDeal, etc.<text:span text:style-name="T2"> =&gt; values need to be standardized as well!</text:span>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promoCod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91];&quot;.&quot;;[.C92])" office:value-type="string" office:string-value="OpenDataLayer.transaction.promoCode" calcext:value-type="string">
            <text:p>OpenDataLayer.transaction.promoCode</text:p>
          </table:table-cell>
          <table:table-cell table:style-name="ce49" office:value-type="string" calcext:value-type="string">
            <text:p>123givemefree</text:p>
          </table:table-cell>
          <table:table-cell table:style-name="ce49"/>
          <table:table-cell table:style-name="ce31" office:value-type="string" calcext:value-type="string">
            <text:p>Promotional code that was used in the transaction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discount</text:p>
          </table:table-cell>
          <table:table-cell table:style-name="ce43" office:value-type="string" calcext:value-type="string">
            <text:p>Float</text:p>
          </table:table-cell>
          <table:table-cell table:style-name="ce43" table:formula="of:=CONCATENATE([.$A$1];&quot;.&quot;;[.B92];&quot;.&quot;;[.C93])" office:value-type="string" office:string-value="OpenDataLayer.transaction.discount" calcext:value-type="string">
            <text:p>OpenDataLayer.transaction.discount</text:p>
          </table:table-cell>
          <table:table-cell table:style-name="ce49" office:value-type="string" calcext:value-type="string">
            <text:p>22.45</text:p>
          </table:table-cell>
          <table:table-cell table:style-name="ce49"/>
          <table:table-cell table:style-name="ce31" office:value-type="string" calcext:value-type="string">
            <text:p>Contains the discount amount in the transaction currency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typ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93];&quot;.&quot;;[.C94])" office:value-type="string" office:string-value="OpenDataLayer.transaction.type" calcext:value-type="string">
            <text:p>OpenDataLayer.transaction.type</text:p>
          </table:table-cell>
          <table:table-cell table:style-name="ce49" office:value-type="string" calcext:value-type="string">
            <text:p>new</text:p>
          </table:table-cell>
          <table:table-cell table:style-name="ce49"/>
          <table:table-cell table:style-name="ce31" office:value-type="string" calcext:value-type="string">
            <text:p>New vs. repeat orders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tax</text:p>
          </table:table-cell>
          <table:table-cell table:style-name="ce43" office:value-type="string" calcext:value-type="string">
            <text:p>Float</text:p>
          </table:table-cell>
          <table:table-cell table:style-name="ce43" table:formula="of:=CONCATENATE([.$A$1];&quot;.&quot;;[.B94];&quot;.&quot;;[.C95])" office:value-type="string" office:string-value="OpenDataLayer.transaction.tax" calcext:value-type="string">
            <text:p>OpenDataLayer.transaction.tax</text:p>
          </table:table-cell>
          <table:table-cell table:style-name="ce49" office:value-type="string" calcext:value-type="string">
            <text:p>6.34</text:p>
          </table:table-cell>
          <table:table-cell table:style-name="ce49"/>
          <table:table-cell table:style-name="ce31" office:value-type="string" calcext:value-type="string">
            <text:p>Contains the total amount of tax of the transaction in the transaction currency, e.g. 1.88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transaction</text:p>
          </table:table-cell>
          <table:table-cell table:style-name="ce31" office:value-type="string" calcext:value-type="string">
            <text:p>$_CUSTOM</text:p>
          </table:table-cell>
          <table:table-cell table:style-name="ce43" office:value-type="string" calcext:value-type="string">
            <text:p>Mixed</text:p>
          </table:table-cell>
          <table:table-cell table:style-name="ce43" table:formula="of:=CONCATENATE([.$A$1];&quot;.&quot;;[.B95];&quot;.&quot;;[.C96])" office:value-type="string" office:string-value="OpenDataLayer.transaction.$_CUSTOM" calcext:value-type="string">
            <text:p>OpenDataLayer.transaction.$_CUSTOM</text:p>
          </table:table-cell>
          <table:table-cell table:style-name="ce49" table:number-columns-repeated="2"/>
          <table:table-cell table:style-name="ce31"/>
          <table:table-cell table:number-columns-repeated="1016"/>
        </table:table-row>
        <table:table-row table:style-name="ro2">
          <table:table-cell table:style-name="ce27" office:value-type="string" calcext:value-type="string">
            <text:p>Campaign</text:p>
          </table:table-cell>
          <table:table-cell table:style-name="ce31" office:value-type="string" calcext:value-type="string">
            <text:p>campaign</text:p>
          </table:table-cell>
          <table:table-cell table:style-name="ce31" office:value-type="string" calcext:value-type="string">
            <text:p>id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96];&quot;.&quot;;[.C97])" office:value-type="string" office:string-value="OpenDataLayer.transaction.id" calcext:value-type="string">
            <text:p>OpenDataLayer.transaction.id</text:p>
          </table:table-cell>
          <table:table-cell table:style-name="ce49" office:value-type="string" calcext:value-type="string">
            <text:p>srch123456</text:p>
          </table:table-cell>
          <table:table-cell table:style-name="ce49"/>
          <table:table-cell table:style-name="ce31" office:value-type="string" calcext:value-type="string">
            <text:p>Usually sent on the query parameter, not in the Data Layer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campaign</text:p>
          </table:table-cell>
          <table:table-cell table:style-name="ce31" office:value-type="string" calcext:value-type="string">
            <text:p>nam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97];&quot;.&quot;;[.C98])" office:value-type="string" office:string-value="OpenDataLayer.campaign.name" calcext:value-type="string">
            <text:p>OpenDataLayer.campaign.name</text:p>
          </table:table-cell>
          <table:table-cell table:style-name="ce49" office:value-type="string" calcext:value-type="string">
            <text:p>paidsearch-mobilehandsets-february</text:p>
          </table:table-cell>
          <table:table-cell table:style-name="ce49"/>
          <table:table-cell table:style-name="ce31" office:value-type="string" calcext:value-type="string">
            <text:p>Usually sent on the query parameter, not in the Data Layer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campaign</text:p>
          </table:table-cell>
          <table:table-cell table:style-name="ce31" office:value-type="string" calcext:value-type="string">
            <text:p>sourc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98];&quot;.&quot;;[.C99])" office:value-type="string" office:string-value="OpenDataLayer.campaign.source" calcext:value-type="string">
            <text:p>OpenDataLayer.campaign.source</text:p>
          </table:table-cell>
          <table:table-cell table:style-name="ce49" office:value-type="string" calcext:value-type="string">
            <text:p>Google</text:p>
          </table:table-cell>
          <table:table-cell table:style-name="ce49"/>
          <table:table-cell table:style-name="ce31" office:value-type="string" calcext:value-type="string">
            <text:p>Usually sent on the query parameter, not in the Data Layer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campaign</text:p>
          </table:table-cell>
          <table:table-cell table:style-name="ce31" office:value-type="string" calcext:value-type="string">
            <text:p>medium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99];&quot;.&quot;;[.C100])" office:value-type="string" office:string-value="OpenDataLayer.campaign.medium" calcext:value-type="string">
            <text:p>OpenDataLayer.campaign.medium</text:p>
          </table:table-cell>
          <table:table-cell table:style-name="ce49" office:value-type="string" calcext:value-type="string">
            <text:p>cpc</text:p>
          </table:table-cell>
          <table:table-cell table:style-name="ce49"/>
          <table:table-cell table:style-name="ce31" office:value-type="string" calcext:value-type="string">
            <text:p>Usually sent on the query parameter, not in the Data Layer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campaign</text:p>
          </table:table-cell>
          <table:table-cell table:style-name="ce31" office:value-type="string" calcext:value-type="string">
            <text:p>term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00];&quot;.&quot;;[.C101])" office:value-type="string" office:string-value="OpenDataLayer.campaign.term" calcext:value-type="string">
            <text:p>OpenDataLayer.campaign.term</text:p>
          </table:table-cell>
          <table:table-cell table:style-name="ce49" office:value-type="string" calcext:value-type="string">
            <text:p>iPhone 12</text:p>
          </table:table-cell>
          <table:table-cell table:style-name="ce49"/>
          <table:table-cell table:style-name="ce31" office:value-type="string" calcext:value-type="string">
            <text:p>Usually sent on the query parameter, not in the Data Layer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campaign</text:p>
          </table:table-cell>
          <table:table-cell table:style-name="ce31" office:value-type="string" calcext:value-type="string">
            <text:p>content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01];&quot;.&quot;;[.C102])" office:value-type="string" office:string-value="OpenDataLayer.campaign.content" calcext:value-type="string">
            <text:p>OpenDataLayer.campaign.content</text:p>
          </table:table-cell>
          <table:table-cell table:style-name="ce49" office:value-type="string" calcext:value-type="string">
            <text:p>smiling-lady</text:p>
          </table:table-cell>
          <table:table-cell table:style-name="ce49"/>
          <table:table-cell table:style-name="ce31" office:value-type="string" calcext:value-type="string">
            <text:p>Usually sent on the query parameter, not in the Data Layer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campaign</text:p>
          </table:table-cell>
          <table:table-cell table:style-name="ce31" office:value-type="string" calcext:value-type="string">
            <text:p>$_CUSTOM</text:p>
          </table:table-cell>
          <table:table-cell table:style-name="ce43" office:value-type="string" calcext:value-type="string">
            <text:p>Mixed</text:p>
          </table:table-cell>
          <table:table-cell table:style-name="ce43" table:formula="of:=CONCATENATE([.$A$1];&quot;.&quot;;[.B102];&quot;.&quot;;[.C103])" office:value-type="string" office:string-value="OpenDataLayer.campaign.$_CUSTOM" calcext:value-type="string">
            <text:p>OpenDataLayer.campaign.$_CUSTOM</text:p>
          </table:table-cell>
          <table:table-cell table:style-name="ce49" table:number-columns-repeated="2"/>
          <table:table-cell table:style-name="ce31" office:value-type="string" calcext:value-type="string">
            <text:p>Usually sent on the query parameter, not in the Data Layer</text:p>
          </table:table-cell>
          <table:table-cell table:number-columns-repeated="1016"/>
        </table:table-row>
        <table:table-row table:style-name="ro6">
          <table:table-cell table:style-name="ce27" office:value-type="string" calcext:value-type="string">
            <text:p>Form</text:p>
          </table:table-cell>
          <table:table-cell table:style-name="ce31" office:value-type="string" calcext:value-type="string">
            <text:p>form</text:p>
          </table:table-cell>
          <table:table-cell table:style-name="ce31" office:value-type="string" calcext:value-type="string">
            <text:p>nam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03];&quot;.&quot;;[.C104])" office:value-type="string" office:string-value="OpenDataLayer.campaign.name" calcext:value-type="string">
            <text:p>OpenDataLayer.campaign.name</text:p>
          </table:table-cell>
          <table:table-cell table:style-name="ce49" office:value-type="string" calcext:value-type="string">
            <text:p>registration</text:p>
          </table:table-cell>
          <table:table-cell table:style-name="ce49"/>
          <table:table-cell table:style-name="ce31" office:value-type="string" calcext:value-type="string">
            <text:p>An name for the specific conversion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form</text:p>
          </table:table-cell>
          <table:table-cell table:style-name="ce31" office:value-type="string" calcext:value-type="string">
            <text:p>step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04];&quot;.&quot;;[.C105])" office:value-type="string" office:string-value="OpenDataLayer.form.step" calcext:value-type="string">
            <text:p>OpenDataLayer.form.step</text:p>
          </table:table-cell>
          <table:table-cell table:style-name="ce49" office:value-type="string" calcext:value-type="string">
            <text:p>credentials</text:p>
          </table:table-cell>
          <table:table-cell table:style-name="ce49"/>
          <table:table-cell table:style-name="ce31" office:value-type="string" calcext:value-type="string">
            <text:p>Contains the step name, can be 1a or 2.5</text:p>
          </table:table-cell>
          <table:table-cell table:number-columns-repeated="1016"/>
        </table:table-row>
        <table:table-row table:style-name="ro3">
          <table:table-cell/>
          <table:table-cell table:style-name="ce31" office:value-type="string" calcext:value-type="string">
            <text:p>form</text:p>
          </table:table-cell>
          <table:table-cell table:style-name="ce31" office:value-type="string" calcext:value-type="string">
            <text:p>id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05];&quot;.&quot;;[.C106])" office:value-type="string" office:string-value="OpenDataLayer.form.id" calcext:value-type="string">
            <text:p>OpenDataLayer.form.id</text:p>
          </table:table-cell>
          <table:table-cell table:style-name="ce49" office:value-type="string" calcext:value-type="string">
            <text:p>frm123425</text:p>
          </table:table-cell>
          <table:table-cell table:style-name="ce49"/>
          <table:table-cell table:style-name="ce31" office:value-type="string" calcext:value-type="string">
            <text:p>An ID for the specific conversion<text:span text:style-name="T2">. Use this to match the conversion with a backend system</text:span>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form</text:p>
          </table:table-cell>
          <table:table-cell table:style-name="ce31" office:value-type="string" calcext:value-type="string">
            <text:p>value</text:p>
          </table:table-cell>
          <table:table-cell table:style-name="ce43" office:value-type="string" calcext:value-type="string">
            <text:p>Float</text:p>
          </table:table-cell>
          <table:table-cell table:style-name="ce43" table:formula="of:=CONCATENATE([.$A$1];&quot;.&quot;;[.B106];&quot;.&quot;;[.C107])" office:value-type="string" office:string-value="OpenDataLayer.form.value" calcext:value-type="string">
            <text:p>OpenDataLayer.form.value</text:p>
          </table:table-cell>
          <table:table-cell table:style-name="ce49" office:value-type="string" calcext:value-type="string">
            <text:p>2.35</text:p>
          </table:table-cell>
          <table:table-cell table:style-name="ce49"/>
          <table:table-cell table:style-name="ce31" office:value-type="string" calcext:value-type="string">
            <text:p>A value for the conversion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form</text:p>
          </table:table-cell>
          <table:table-cell table:style-name="ce31" office:value-type="string" calcext:value-type="string">
            <text:p>errors</text:p>
          </table:table-cell>
          <table:table-cell table:style-name="ce43" office:value-type="string" calcext:value-type="string">
            <text:p>Array</text:p>
          </table:table-cell>
          <table:table-cell table:style-name="ce43" table:formula="of:=CONCATENATE([.$A$1];&quot;.&quot;;[.B107];&quot;.&quot;;[.C108])" office:value-type="string" office:string-value="OpenDataLayer.form.errors" calcext:value-type="string">
            <text:p>OpenDataLayer.form.errors</text:p>
          </table:table-cell>
          <table:table-cell table:style-name="ce49" office:value-type="string" calcext:value-type="string">
            <text:p>[‘invalid username’, ‘must accept terms &amp; conditions’]</text:p>
          </table:table-cell>
          <table:table-cell table:style-name="ce49"/>
          <table:table-cell table:style-name="ce31" office:value-type="string" calcext:value-type="string">
            <text:p>Holds client side form errors. All errors can be passed in the same Array</text:p>
          </table:table-cell>
          <table:table-cell table:number-columns-repeated="1016"/>
        </table:table-row>
        <table:table-row table:style-name="ro2">
          <table:table-cell table:style-name="ce31"/>
          <table:table-cell table:style-name="ce31" office:value-type="string" calcext:value-type="string">
            <text:p>form</text:p>
          </table:table-cell>
          <table:table-cell table:style-name="ce31" office:value-type="string" calcext:value-type="string">
            <text:p>$_CUSTOM</text:p>
          </table:table-cell>
          <table:table-cell table:style-name="ce43" office:value-type="string" calcext:value-type="string">
            <text:p>Mixed</text:p>
          </table:table-cell>
          <table:table-cell table:style-name="ce43" table:formula="of:=CONCATENATE([.$A$1];&quot;.&quot;;[.B108];&quot;.&quot;;[.C109])" office:value-type="string" office:string-value="OpenDataLayer.form.$_CUSTOM" calcext:value-type="string">
            <text:p>OpenDataLayer.form.$_CUSTOM</text:p>
          </table:table-cell>
          <table:table-cell table:style-name="ce49" table:number-columns-repeated="2"/>
          <table:table-cell table:style-name="ce31"/>
          <table:table-cell table:number-columns-repeated="1016"/>
        </table:table-row>
        <table:table-row table:style-name="ro2">
          <table:table-cell table:style-name="ce27" office:value-type="string" calcext:value-type="string">
            <text:p>User</text:p>
          </table:table-cell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id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09];&quot;.&quot;;[.C110])" office:value-type="string" office:string-value="OpenDataLayer.form.id" calcext:value-type="string">
            <text:p>OpenDataLayer.form.id</text:p>
          </table:table-cell>
          <table:table-cell table:style-name="ce49" office:value-type="string" calcext:value-type="string">
            <text:p>1234ABC</text:p>
          </table:table-cell>
          <table:table-cell table:style-name="ce49"/>
          <table:table-cell table:style-name="ce31" office:value-type="string" calcext:value-type="string">
            <text:p>A visitor-specific unique identifier provided by e.g. a CMS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idTyp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10];&quot;.&quot;;[.C111])" office:value-type="string" office:string-value="OpenDataLayer.user.idType" calcext:value-type="string">
            <text:p>OpenDataLayer.user.idType</text:p>
          </table:table-cell>
          <table:table-cell table:style-name="ce49" office:value-type="string" calcext:value-type="string">
            <text:p>single-sign-on</text:p>
          </table:table-cell>
          <table:table-cell table:style-name="ce49"/>
          <table:table-cell table:style-name="ce31" office:value-type="string" calcext:value-type="string">
            <text:p>Contains a unique code per system on which the visitor.id applies. Should be used in concordance with visitor.id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usernam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11];&quot;.&quot;;[.C112])" office:value-type="string" office:string-value="OpenDataLayer.user.username" calcext:value-type="string">
            <text:p>OpenDataLayer.user.username</text:p>
          </table:table-cell>
          <table:table-cell table:style-name="ce49" office:value-type="string" calcext:value-type="string">
            <text:p>john.doe</text:p>
          </table:table-cell>
          <table:table-cell table:style-name="ce49"/>
          <table:table-cell table:style-name="ce31" office:value-type="string" calcext:value-type="string">
            <text:p>Used for the username of a person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firstnam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12];&quot;.&quot;;[.C113])" office:value-type="string" office:string-value="OpenDataLayer.user.firstname" calcext:value-type="string">
            <text:p>OpenDataLayer.user.firstname</text:p>
          </table:table-cell>
          <table:table-cell table:style-name="ce49" office:value-type="string" calcext:value-type="string">
            <text:p>John</text:p>
          </table:table-cell>
          <table:table-cell table:style-name="ce49"/>
          <table:table-cell table:style-name="ce31" office:value-type="string" calcext:value-type="string">
            <text:p>Use for first name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surnam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13];&quot;.&quot;;[.C114])" office:value-type="string" office:string-value="OpenDataLayer.user.surname" calcext:value-type="string">
            <text:p>OpenDataLayer.user.surname</text:p>
          </table:table-cell>
          <table:table-cell table:style-name="ce49" office:value-type="string" calcext:value-type="string">
            <text:p>Doe</text:p>
          </table:table-cell>
          <table:table-cell table:style-name="ce49"/>
          <table:table-cell table:style-name="ce31" office:value-type="string" calcext:value-type="string">
            <text:p>User for surname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addressLin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14];&quot;.&quot;;[.C115])" office:value-type="string" office:string-value="OpenDataLayer.user.addressLine" calcext:value-type="string">
            <text:p>OpenDataLayer.user.addressLine</text:p>
          </table:table-cell>
          <table:table-cell table:style-name="ce49" office:value-type="string" calcext:value-type="string">
            <text:p>5th Avenue</text:p>
          </table:table-cell>
          <table:table-cell table:style-name="ce49"/>
          <table:table-cell table:style-name="ce31" office:value-type="string" calcext:value-type="string">
            <text:p>Use for address line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zipCod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15];&quot;.&quot;;[.C116])" office:value-type="string" office:string-value="OpenDataLayer.user.zipCode" calcext:value-type="string">
            <text:p>OpenDataLayer.user.zipCode</text:p>
          </table:table-cell>
          <table:table-cell table:style-name="ce49" office:value-type="float" office:value="12345" calcext:value-type="float">
            <text:p>12345</text:p>
          </table:table-cell>
          <table:table-cell table:style-name="ce49"/>
          <table:table-cell table:style-name="ce31" office:value-type="string" calcext:value-type="string">
            <text:p>Use for zip code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city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16];&quot;.&quot;;[.C117])" office:value-type="string" office:string-value="OpenDataLayer.user.city" calcext:value-type="string">
            <text:p>OpenDataLayer.user.city</text:p>
          </table:table-cell>
          <table:table-cell table:style-name="ce49" office:value-type="string" calcext:value-type="string">
            <text:p>New York</text:p>
          </table:table-cell>
          <table:table-cell table:style-name="ce49"/>
          <table:table-cell table:style-name="ce31" office:value-type="string" calcext:value-type="string">
            <text:p>Use for city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country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17];&quot;.&quot;;[.C118])" office:value-type="string" office:string-value="OpenDataLayer.user.country" calcext:value-type="string">
            <text:p>OpenDataLayer.user.country</text:p>
          </table:table-cell>
          <table:table-cell table:style-name="ce49" office:value-type="string" calcext:value-type="string">
            <text:p>United States</text:p>
          </table:table-cell>
          <table:table-cell table:style-name="ce49"/>
          <table:table-cell table:style-name="ce31" office:value-type="string" calcext:value-type="string">
            <text:p>Use for country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countryCod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18];&quot;.&quot;;[.C119])" office:value-type="string" office:string-value="OpenDataLayer.user.countryCode" calcext:value-type="string">
            <text:p>OpenDataLayer.user.countryCode</text:p>
          </table:table-cell>
          <table:table-cell table:style-name="ce49" office:value-type="string" calcext:value-type="string">
            <text:p>US</text:p>
          </table:table-cell>
          <table:table-cell table:style-name="ce49" table:formula="of:=[.G32]" office:value-type="string" office:string-value="Use codes from this list: http://en.wikipedia.org/wiki/ISO_3166-1" calcext:value-type="string">
            <text:p>Use codes from this list: http://en.wikipedia.org/wiki/ISO_3166-1</text:p>
          </table:table-cell>
          <table:table-cell table:style-name="ce31" office:value-type="string" calcext:value-type="string">
            <text:p>Use the country code. </text:p>
          </table:table-cell>
          <table:table-cell table:number-columns-repeated="1016"/>
        </table:table-row>
        <table:table-row table:style-name="ro3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languageCodes</text:p>
          </table:table-cell>
          <table:table-cell table:style-name="ce43" office:value-type="string" calcext:value-type="string">
            <text:p>Array</text:p>
          </table:table-cell>
          <table:table-cell table:style-name="ce43" table:formula="of:=CONCATENATE([.$A$1];&quot;.&quot;;[.B119];&quot;.&quot;;[.C120])" office:value-type="string" office:string-value="OpenDataLayer.user.languageCodes" calcext:value-type="string">
            <text:p>OpenDataLayer.user.languageCodes</text:p>
          </table:table-cell>
          <table:table-cell table:style-name="ce49" office:value-type="string" calcext:value-type="string">
            <text:p>[‘en-US’, ‘nl-NL’]</text:p>
          </table:table-cell>
          <table:table-cell table:style-name="ce49" table:formula="of:=[.G34]" office:value-type="string" office:string-value="Use codes from this list: http://en.wikipedia.org/wiki/List_of_ISO_639-1_codes" calcext:value-type="string">
            <text:p>Use codes from this list: http://en.wikipedia.org/wiki/List_of_ISO_639-1_codes</text:p>
          </table:table-cell>
          <table:table-cell table:style-name="ce58" office:value-type="string" calcext:value-type="string">
            <text:p>Use the 2 letter codes, order in which they are added refers to preference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phon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20];&quot;.&quot;;[.C121])" office:value-type="string" office:string-value="OpenDataLayer.user.phone" calcext:value-type="string">
            <text:p>OpenDataLayer.user.phone</text:p>
          </table:table-cell>
          <table:table-cell table:style-name="ce49" table:formula="of:=&quot;+1-123-8384757&quot;" office:value-type="string" office:string-value="+1-123-8384757" calcext:value-type="string">
            <text:p>+1-123-8384757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3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email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21];&quot;.&quot;;[.C122])" office:value-type="string" office:string-value="OpenDataLayer.user.email" calcext:value-type="string">
            <text:p>OpenDataLayer.user.email</text:p>
          </table:table-cell>
          <table:table-cell table:style-name="ce49" office:value-type="string" calcext:value-type="string">
            <text:p><text:a xlink:href="mailto:john.doe@gmail.com" xlink:type="simple">john.doe@gmail.com</text:a>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loginStatus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22];&quot;.&quot;;[.C123])" office:value-type="string" office:string-value="OpenDataLayer.user.loginStatus" calcext:value-type="string">
            <text:p>OpenDataLayer.user.loginStatus</text:p>
          </table:table-cell>
          <table:table-cell table:style-name="ce49" office:value-type="string" calcext:value-type="string">
            <text:p>logged-in</text:p>
          </table:table-cell>
          <table:table-cell table:style-name="ce49"/>
          <table:table-cell table:style-name="ce31" office:value-type="string" calcext:value-type="string">
            <text:p>For sites with login, an indication of whether the page is being seen post login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typ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23];&quot;.&quot;;[.C124])" office:value-type="string" office:string-value="OpenDataLayer.user.type" calcext:value-type="string">
            <text:p>OpenDataLayer.user.type</text:p>
          </table:table-cell>
          <table:table-cell table:style-name="ce49" office:value-type="string" calcext:value-type="string">
            <text:p>high-value customer</text:p>
          </table:table-cell>
          <table:table-cell table:style-name="ce49"/>
          <table:table-cell table:style-name="ce31" office:value-type="string" calcext:value-type="string">
            <text:p>Used to track visitor types defined by the business (e.g. new customer, existing customer, high-value, etc.)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existingCustomer</text:p>
          </table:table-cell>
          <table:table-cell table:style-name="ce43" office:value-type="string" calcext:value-type="string">
            <text:p>Boolean</text:p>
          </table:table-cell>
          <table:table-cell table:style-name="ce43" table:formula="of:=CONCATENATE([.$A$1];&quot;.&quot;;[.B124];&quot;.&quot;;[.C125])" office:value-type="string" office:string-value="OpenDataLayer.user.existingCustomer" calcext:value-type="string">
            <text:p>OpenDataLayer.user.existingCustomer</text:p>
          </table:table-cell>
          <table:table-cell table:style-name="ce49" office:value-type="string" calcext:value-type="string">
            <text:p>true</text:p>
          </table:table-cell>
          <table:table-cell table:style-name="ce49"/>
          <table:table-cell table:style-name="ce31" office:value-type="string" calcext:value-type="string">
            <text:p>Used to identify whether the visitor is an existing customer or not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role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25];&quot;.&quot;;[.C126])" office:value-type="string" office:string-value="OpenDataLayer.user.role" calcext:value-type="string">
            <text:p>OpenDataLayer.user.role</text:p>
          </table:table-cell>
          <table:table-cell table:style-name="ce49" office:value-type="string" calcext:value-type="string">
            <text:p>administrator</text:p>
          </table:table-cell>
          <table:table-cell table:style-name="ce49"/>
          <table:table-cell table:style-name="ce31" office:value-type="string" calcext:value-type="string">
            <text:p>User role name (preferable lowercase)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roleId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26];&quot;.&quot;;[.C127])" office:value-type="string" office:string-value="OpenDataLayer.user.roleId" calcext:value-type="string">
            <text:p>OpenDataLayer.user.roleId</text:p>
          </table:table-cell>
          <table:table-cell table:style-name="ce49" office:value-type="float" office:value="0" calcext:value-type="float">
            <text:p>0</text:p>
          </table:table-cell>
          <table:table-cell table:style-name="ce49"/>
          <table:table-cell table:style-name="ce31" office:value-type="string" calcext:value-type="string">
            <text:p>User role ID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group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27];&quot;.&quot;;[.C128])" office:value-type="string" office:string-value="OpenDataLayer.user.group" calcext:value-type="string">
            <text:p>OpenDataLayer.user.group</text:p>
          </table:table-cell>
          <table:table-cell table:style-name="ce49" office:value-type="string" calcext:value-type="string">
            <text:p>finance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groupId</text:p>
          </table:table-cell>
          <table:table-cell table:style-name="ce43" office:value-type="string" calcext:value-type="string">
            <text:p>String</text:p>
          </table:table-cell>
          <table:table-cell table:style-name="ce43" table:formula="of:=CONCATENATE([.$A$1];&quot;.&quot;;[.B128];&quot;.&quot;;[.C129])" office:value-type="string" office:string-value="OpenDataLayer.user.groupId" calcext:value-type="string">
            <text:p>OpenDataLayer.user.groupId</text:p>
          </table:table-cell>
          <table:table-cell table:style-name="ce49" office:value-type="string" calcext:value-type="string">
            <text:p>1234ABC</text:p>
          </table:table-cell>
          <table:table-cell table:style-name="ce49"/>
          <table:table-cell table:style-name="ce31"/>
          <table:table-cell table:number-columns-repeated="1016"/>
        </table:table-row>
        <table:table-row table:style-name="ro2">
          <table:table-cell table:style-name="ce27"/>
          <table:table-cell table:style-name="ce31" office:value-type="string" calcext:value-type="string">
            <text:p>user</text:p>
          </table:table-cell>
          <table:table-cell table:style-name="ce31" office:value-type="string" calcext:value-type="string">
            <text:p>$_CUSTOM</text:p>
          </table:table-cell>
          <table:table-cell table:style-name="ce43" office:value-type="string" calcext:value-type="string">
            <text:p>Mixed</text:p>
          </table:table-cell>
          <table:table-cell table:style-name="ce43" table:formula="of:=CONCATENATE([.$A$1];&quot;.&quot;;[.B129];&quot;.&quot;;[.C130])" office:value-type="string" office:string-value="OpenDataLayer.user.$_CUSTOM" calcext:value-type="string">
            <text:p>OpenDataLayer.user.$_CUSTOM</text:p>
          </table:table-cell>
          <table:table-cell table:style-name="ce49" table:number-columns-repeated="2"/>
          <table:table-cell table:style-name="ce31"/>
          <table:table-cell table:number-columns-repeated="1016"/>
        </table:table-row>
        <table:table-row table:style-name="ro2">
          <table:table-cell table:style-name="ce7" table:number-columns-repeated="5"/>
          <table:table-cell table:style-name="ce17" table:number-columns-repeated="2"/>
          <table:table-cell table:style-name="ce7"/>
          <table:table-cell table:number-columns-repeated="1016"/>
        </table:table-row>
        <table:table-row table:style-name="ro2">
          <table:table-cell table:style-name="ce8"/>
          <table:table-cell table:style-name="ce11"/>
          <table:table-cell table:style-name="ce12" table:number-columns-repeated="3"/>
          <table:table-cell table:style-name="ce18" table:number-columns-repeated="2"/>
          <table:table-cell table:style-name="ce12"/>
          <table:table-cell table:number-columns-repeated="1016"/>
        </table:table-row>
        <table:table-row table:style-name="ro3">
          <table:table-cell table:style-name="ce8" office:value-type="string" calcext:value-type="string">
            <text:p>Last changed</text:p>
          </table:table-cell>
          <table:table-cell table:style-name="ce11" office:value-type="string" calcext:value-type="string">
            <text:p>April 6<text:span text:style-name="T1">th</text:span>, 2017</text:p>
          </table:table-cell>
          <table:table-cell table:style-name="ce12" table:number-columns-repeated="3"/>
          <table:table-cell table:style-name="ce18" table:number-columns-repeated="2"/>
          <table:table-cell table:style-name="ce12"/>
          <table:table-cell table:number-columns-repeated="1016"/>
        </table:table-row>
        <table:table-row table:style-name="ro2">
          <table:table-cell table:style-name="ce8" office:value-type="string" calcext:value-type="string">
            <text:p>Changed by</text:p>
          </table:table-cell>
          <table:table-cell table:style-name="ce12" office:value-type="string" calcext:value-type="string">
            <text:p>E.J.van Kuik</text:p>
          </table:table-cell>
          <table:table-cell table:style-name="ce12" table:number-columns-repeated="3"/>
          <table:table-cell table:style-name="ce18" table:number-columns-repeated="2"/>
          <table:table-cell table:style-name="ce12"/>
          <table:table-cell table:number-columns-repeated="1016"/>
        </table:table-row>
        <table:table-row table:style-name="ro2">
          <table:table-cell table:style-name="ce9" table:number-columns-repeated="5"/>
          <table:table-cell table:style-name="ce19" table:number-columns-repeated="2"/>
          <table:table-cell table:style-name="ce9"/>
          <table:table-cell table:number-columns-repeated="1016"/>
        </table:table-row>
        <table:table-row table:style-name="ro7" table:number-rows-repeated="4">
          <table:table-cell table:number-columns-repeated="1024"/>
        </table:table-row>
        <table:table-row table:style-name="ro2" table:number-rows-repeated="30">
          <table:table-cell table:number-columns-repeated="1024"/>
        </table:table-row>
        <table:table-row table:style-name="ro7" table:number-rows-repeated="1048385">
          <table:table-cell table:number-columns-repeated="1024"/>
        </table:table-row>
        <table:table-row table:style-name="ro8" table:number-rows-repeated="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nventions" table:style-name="ta1">
        <table:table-column table:style-name="co20" table:default-cell-style-name="ce52"/>
        <table:table-column table:style-name="co21" table:default-cell-style-name="ce52"/>
        <table:table-column table:style-name="co22" table:number-columns-repeated="1022" table:default-cell-style-name="ce52"/>
        <table:table-row table:style-name="ro2">
          <table:table-cell table:number-columns-repeated="1024"/>
        </table:table-row>
        <table:table-row table:style-name="ro9">
          <table:table-cell table:style-name="ce62" office:value-type="string" calcext:value-type="string">
            <text:p>JavaScript Property:OpenDataLayer.type</text:p>
          </table:table-cell>
          <table:table-cell table:style-name="ce67"/>
          <table:table-cell table:number-columns-repeated="1022"/>
        </table:table-row>
        <table:table-row table:style-name="ro2">
          <table:table-cell table:style-name="ce63" office:value-type="string" calcext:value-type="string">
            <text:p>Below is a list of “reserved” values for the type property. Add you own on your own insight.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64"/>
          <table:table-cell table:style-name="ce69"/>
          <table:table-cell table:number-columns-repeated="1022"/>
        </table:table-row>
        <table:table-row table:style-name="ro2">
          <table:table-cell table:style-name="ce65" office:value-type="string" calcext:value-type="string">
            <text:p>Value</text:p>
          </table:table-cell>
          <table:table-cell table:style-name="ce70" office:value-type="string" calcext:value-type="string">
            <text:p>Explanation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pageView</text:p>
          </table:table-cell>
          <table:table-cell table:style-name="ce69" office:value-type="string" calcext:value-type="string">
            <text:p>When a visitor visits a regular page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category</text:p>
          </table:table-cell>
          <table:table-cell table:style-name="ce69" office:value-type="string" calcext:value-type="string">
            <text:p>When a visitor views a category page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itemView</text:p>
          </table:table-cell>
          <table:table-cell table:style-name="ce69" office:value-type="string" calcext:value-type="string">
            <text:p>When a visitor views the detail page of an item. Typically contains the “Buy” button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viewBasket</text:p>
          </table:table-cell>
          <table:table-cell table:style-name="ce69" office:value-type="string" calcext:value-type="string">
            <text:p>When a visitor views the basket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basketChange</text:p>
          </table:table-cell>
          <table:table-cell table:style-name="ce69" office:value-type="string" calcext:value-type="string">
            <text:p>When a visitor changes the content of the basket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basketAdd</text:p>
          </table:table-cell>
          <table:table-cell table:style-name="ce69" office:value-type="string" calcext:value-type="string">
            <text:p>When a visitor adds an item to the basket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basketDelete</text:p>
          </table:table-cell>
          <table:table-cell table:style-name="ce69" office:value-type="string" calcext:value-type="string">
            <text:p>When a visitor deletes and item from the basket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transaction</text:p>
          </table:table-cell>
          <table:table-cell table:style-name="ce69" office:value-type="string" calcext:value-type="string">
            <text:p>When a visitor successfully completed a purchase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formStart</text:p>
          </table:table-cell>
          <table:table-cell table:style-name="ce69" office:value-type="string" calcext:value-type="string">
            <text:p>When a visitor starts a form process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formStep</text:p>
          </table:table-cell>
          <table:table-cell table:style-name="ce69" office:value-type="string" calcext:value-type="string">
            <text:p>When a visitor is between the start and the finish of a form process. Use the other form fields to distinguish between the steps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formEnd</text:p>
          </table:table-cell>
          <table:table-cell table:style-name="ce69" office:value-type="string" calcext:value-type="string">
            <text:p>When a visitor finishes a form process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searchResults</text:p>
          </table:table-cell>
          <table:table-cell table:style-name="ce69" office:value-type="string" calcext:value-type="string">
            <text:p>When a visitor performs a search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errorPage</text:p>
          </table:table-cell>
          <table:table-cell table:style-name="ce69" office:value-type="string" calcext:value-type="string">
            <text:p>When a visitor is shown an error page (e.g. 404 or 500)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login</text:p>
          </table:table-cell>
          <table:table-cell table:style-name="ce69" office:value-type="string" calcext:value-type="string">
            <text:p>When a visitor is logged in (use instead of formEnd)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logout</text:p>
          </table:table-cell>
          <table:table-cell table:style-name="ce69" office:value-type="string" calcext:value-type="string">
            <text:p>When a visitor is logged out (use instead of formEnd)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lead</text:p>
          </table:table-cell>
          <table:table-cell table:style-name="ce69" office:value-type="string" calcext:value-type="string">
            <text:p>When a lead is succesfully completed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registration</text:p>
          </table:table-cell>
          <table:table-cell table:style-name="ce69" office:value-type="string" calcext:value-type="string">
            <text:p>When a registration is succesfully completed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newsletterSubscription</text:p>
          </table:table-cell>
          <table:table-cell table:style-name="ce69" office:value-type="string" calcext:value-type="string">
            <text:p>When a visitor succesfully subscribed on a newletter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contactRequest</text:p>
          </table:table-cell>
          <table:table-cell table:style-name="ce69" office:value-type="string" calcext:value-type="string">
            <text:p>When a visitor succesfully posted a contact form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faqView</text:p>
          </table:table-cell>
          <table:table-cell table:style-name="ce69" office:value-type="string" calcext:value-type="string">
            <text:p>When a visitor views (pageview or event) a Frequently Asked Question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rating</text:p>
          </table:table-cell>
          <table:table-cell table:style-name="ce69" office:value-type="string" calcext:value-type="string">
            <text:p>When a visitor completes a rating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share</text:p>
          </table:table-cell>
          <table:table-cell table:style-name="ce69" office:value-type="string" calcext:value-type="string">
            <text:p>When a visitor shares content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tabClick</text:p>
          </table:table-cell>
          <table:table-cell table:style-name="ce69" office:value-type="string" calcext:value-type="string">
            <text:p>When a visitor clicks an HTML tab (not a browser tab)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exitLink</text:p>
          </table:table-cell>
          <table:table-cell table:style-name="ce69" office:value-type="string" calcext:value-type="string">
            <text:p>When a visitor clicks on an exit link</text:p>
          </table:table-cell>
          <table:table-cell table:number-columns-repeated="1022"/>
        </table:table-row>
        <table:table-row table:style-name="ro2">
          <table:table-cell table:style-name="ce64" office:value-type="string" calcext:value-type="string">
            <text:p>download</text:p>
          </table:table-cell>
          <table:table-cell table:style-name="ce69" office:value-type="string" calcext:value-type="string">
            <text:p>When a visitor clicks on a download link</text:p>
          </table:table-cell>
          <table:table-cell table:number-columns-repeated="1022"/>
        </table:table-row>
        <table:table-row table:style-name="ro2">
          <table:table-cell table:style-name="ce63" office:value-type="string" calcext:value-type="string">
            <text:p>print</text:p>
          </table:table-cell>
          <table:table-cell table:style-name="ce68" office:value-type="string" calcext:value-type="string">
            <text:p>When a visitor clicks on a print butt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9">
          <table:table-cell table:style-name="ce62" office:value-type="string" calcext:value-type="string">
            <text:p>Other conventions</text:p>
          </table:table-cell>
          <table:table-cell table:style-name="ce67"/>
          <table:table-cell table:number-columns-repeated="1022"/>
        </table:table-row>
        <table:table-row table:style-name="ro2">
          <table:table-cell table:style-name="ce66" office:value-type="string" calcext:value-type="string">
            <text:p>Use the JavaScript Coding Convention with camelCase. More info here: <text:a xlink:href="https://www.w3schools.com/js/js_conventions.asp" xlink:type="simple">https://www.w3schools.com/js/js_conventions.asp</text:a></text:p>
          </table:table-cell>
          <table:table-cell table:style-name="ce69"/>
          <table:table-cell table:number-columns-repeated="1022"/>
        </table:table-row>
        <table:table-row table:style-name="ro2">
          <table:table-cell table:style-name="ce64" office:value-type="string" calcext:value-type="string">
            <text:p>You can make all table columns as an array if you expect more than a single item. E.g. if you can have more than 1 promoCode, rename the column to promoCodes and use it as an Array</text:p>
          </table:table-cell>
          <table:table-cell table:style-name="ce69"/>
          <table:table-cell table:number-columns-repeated="1022"/>
        </table:table-row>
        <table:table-row table:style-name="ro2">
          <table:table-cell table:style-name="ce63" office:value-type="string" calcext:value-type="string">
            <text:p>Use ISO codes whenever possible, e.g. for currencies or country codes</text:p>
          </table:table-cell>
          <table:table-cell table:style-name="ce68"/>
          <table:table-cell table:number-columns-repeated="1022"/>
        </table:table-row>
        <table:table-row table:style-name="ro2" table:number-rows-repeated="90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E.J.van Kuik</text:p>
          </table:table-cell>
          <table:table-cell table:number-columns-repeated="1022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day/>
      <number:text>-</number:text>
      <number:month number:textual="true"/>
      <number:text>-</number:text>
      <number:year/>
    </number:date-style>
    <number:text-style style:name="N112">
      <number:text-content/>
      <style:map style:condition="value()&lt;=1.79769313486232E+308" style:apply-style-name="N112P0"/>
    </number:text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text> </loext:text>
      <loext:fill-character> </loext:fill-character>
      <number:text>- </number:text>
    </number:number-style>
    <number:text-style style:name="N10131" number:language="nl" number:country="NL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-00-0000</text:date>, <text:time style:data-style-name="N2" text:time-value="19:50:08.6848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pen_20_Data_20_Layer_20_Reference_20_" style:display-name="PageStyle_Open Data Layer Reference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 Data Layer Reference</dc:title>
    <meta:initial-creator>Eelco van Kuik</meta:initial-creator>
    <meta:creation-date>2013-04-17T06:20:48</meta:creation-date>
    <dc:date>2017-04-17T21:15:28.587808000</dc:date>
    <meta:generator>LibreOffice/5.3.1.2$MacOSX_X86_64 LibreOffice_project/e80a0e0fd1875e1696614d24c32df0f95f03deb2</meta:generator>
    <meta:editing-duration>P2DT16H57M15S</meta:editing-duration>
    <meta:editing-cycles>291</meta:editing-cycles>
    <meta:document-statistic meta:table-count="2" meta:cell-count="801" meta:object-count="0"/>
    <meta:user-defined meta:name="AppVersion">1.0</meta:user-defined>
    <meta:user-defined meta:name="Company">Open Data Layer Found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